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7mm"/>
    </style:style>
    <style:style style:name="co2" style:family="table-column">
      <style:table-column-properties fo:break-before="auto" style:column-width="6.53mm"/>
    </style:style>
    <style:style style:name="co3" style:family="table-column">
      <style:table-column-properties fo:break-before="auto" style:column-width="6.9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 style:data-style-name="N111"/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eeeeee"/>
    </style:style>
    <style:style style:name="ce9" style:family="table-cell" style:parent-style-name="Default" style:data-style-name="N111">
      <style:table-cell-properties fo:background-color="#eeeeee"/>
    </style:style>
    <style:style style:name="ce10" style:family="table-cell" style:parent-style-name="Default" style:data-style-name="N2">
      <style:table-cell-properties fo:background-color="transparent"/>
    </style:style>
    <style:style style:name="ce30" style:family="table-cell" style:parent-style-name="Default" style:data-style-name="N2">
      <style:map style:condition="cell-content()&gt;[$Sheet1.$G$60]" style:apply-style-name="Error" style:base-cell-address="Sheet1.G59"/>
    </style:style>
    <style:style style:name="ce31" style:family="table-cell" style:parent-style-name="Default" style:data-style-name="N2">
      <style:map style:condition="cell-content()&gt;[$Sheet1.$G$59]" style:apply-style-name="Good" style:base-cell-address="Sheet1.G60"/>
    </style:style>
    <style:style style:name="ce32" style:family="table-cell" style:parent-style-name="Default" style:data-style-name="N2">
      <style:map style:condition="cell-content()&gt;[$Sheet1.$G$62]" style:apply-style-name="Error" style:base-cell-address="Sheet1.G61"/>
    </style:style>
    <style:style style:name="ce33" style:family="table-cell" style:parent-style-name="Default" style:data-style-name="N2">
      <style:map style:condition="cell-content()&gt;[$Sheet1.$G$61]" style:apply-style-name="Good" style:base-cell-address="Sheet1.G62"/>
    </style:style>
    <style:style style:name="ce34" style:family="table-cell" style:parent-style-name="Default" style:data-style-name="N2">
      <style:map style:condition="cell-content()&gt;[$Sheet1.$G$64]" style:apply-style-name="Error" style:base-cell-address="Sheet1.G63"/>
    </style:style>
    <style:style style:name="ce35" style:family="table-cell" style:parent-style-name="Default" style:data-style-name="N2">
      <style:map style:condition="cell-content()&gt;[$Sheet1.$G$63]" style:apply-style-name="Good" style:base-cell-address="Sheet1.G64"/>
    </style:style>
    <style:style style:name="ce36" style:family="table-cell" style:parent-style-name="Default" style:data-style-name="N2">
      <style:map style:condition="cell-content()&gt;[$Sheet1.$G$66]" style:apply-style-name="Error" style:base-cell-address="Sheet1.G65"/>
    </style:style>
    <style:style style:name="ce37" style:family="table-cell" style:parent-style-name="Default" style:data-style-name="N2">
      <style:map style:condition="cell-content()&gt;[$Sheet1.$G$65]" style:apply-style-name="Good" style:base-cell-address="Sheet1.G66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2" style:family="table-cell" style:parent-style-name="Default">
      <style:map style:condition="cell-content()&gt;[$Sheet1.$K$60]" style:apply-style-name="Good" style:base-cell-address="Sheet1.J60"/>
    </style:style>
    <style:style style:name="ce13" style:family="table-cell" style:parent-style-name="Default">
      <style:map style:condition="cell-content()&gt;[$Sheet1.$K$62]" style:apply-style-name="Good" style:base-cell-address="Sheet1.J62"/>
    </style:style>
    <style:style style:name="ce14" style:family="table-cell" style:parent-style-name="Default">
      <style:map style:condition="cell-content()&gt;[$Sheet1.$K$64]" style:apply-style-name="Good" style:base-cell-address="Sheet1.J64"/>
    </style:style>
    <style:style style:name="ce15" style:family="table-cell" style:parent-style-name="Default">
      <style:map style:condition="cell-content()&gt;[$Sheet1.$K$66]" style:apply-style-name="Good" style:base-cell-address="Sheet1.J66"/>
    </style:style>
    <style:style style:name="ce16" style:family="table-cell" style:parent-style-name="Default">
      <style:map style:condition="cell-content()&gt;[$Sheet1.$J$60]" style:apply-style-name="Error" style:base-cell-address="Sheet1.K60"/>
    </style:style>
    <style:style style:name="ce17" style:family="table-cell" style:parent-style-name="Default">
      <style:map style:condition="cell-content()&gt;[$Sheet1.$J$62]" style:apply-style-name="Error" style:base-cell-address="Sheet1.K62"/>
    </style:style>
    <style:style style:name="ce18" style:family="table-cell" style:parent-style-name="Default">
      <style:map style:condition="cell-content()&gt;[$Sheet1.$J$64]" style:apply-style-name="Error" style:base-cell-address="Sheet1.K64"/>
    </style:style>
    <style:style style:name="ce19" style:family="table-cell" style:parent-style-name="Default">
      <style:map style:condition="cell-content()&gt;[$Sheet1.$J$66]" style:apply-style-name="Error" style:base-cell-address="Sheet1.K66"/>
    </style:style>
    <style:style style:name="ce47" style:family="table-cell" style:parent-style-name="Default" style:data-style-name="N2">
      <style:map style:condition="cell-content()&gt;[.G60]" style:apply-style-name="Error" style:base-cell-address="Sheet2.G59"/>
    </style:style>
    <style:style style:name="ce48" style:family="table-cell" style:parent-style-name="Default" style:data-style-name="N2">
      <style:map style:condition="cell-content()&gt;[.G59]" style:apply-style-name="Good" style:base-cell-address="Sheet2.G60"/>
    </style:style>
    <style:style style:name="ce49" style:family="table-cell" style:parent-style-name="Default" style:data-style-name="N2">
      <style:map style:condition="cell-content()&gt;[.G62]" style:apply-style-name="Error" style:base-cell-address="Sheet2.G61"/>
    </style:style>
    <style:style style:name="ce50" style:family="table-cell" style:parent-style-name="Default" style:data-style-name="N2">
      <style:map style:condition="cell-content()&gt;[.G61]" style:apply-style-name="Good" style:base-cell-address="Sheet2.G62"/>
    </style:style>
    <style:style style:name="ce51" style:family="table-cell" style:parent-style-name="Default" style:data-style-name="N2">
      <style:map style:condition="cell-content()&gt;[.G64]" style:apply-style-name="Error" style:base-cell-address="Sheet2.G63"/>
    </style:style>
    <style:style style:name="ce52" style:family="table-cell" style:parent-style-name="Default" style:data-style-name="N2">
      <style:map style:condition="cell-content()&gt;[.G63]" style:apply-style-name="Good" style:base-cell-address="Sheet2.G64"/>
    </style:style>
    <style:style style:name="ce53" style:family="table-cell" style:parent-style-name="Default" style:data-style-name="N2">
      <style:map style:condition="cell-content()&gt;[.G66]" style:apply-style-name="Error" style:base-cell-address="Sheet2.G65"/>
    </style:style>
    <style:style style:name="ce54" style:family="table-cell" style:parent-style-name="Default" style:data-style-name="N2">
      <style:map style:condition="cell-content()&gt;[.G65]" style:apply-style-name="Good" style:base-cell-address="Sheet2.G66"/>
    </style:style>
    <style:style style:name="ce55" style:family="table-cell" style:parent-style-name="Default" style:data-style-name="N111">
      <style:map style:condition="cell-content()&gt;[.H60]" style:apply-style-name="Bad" style:base-cell-address="Sheet2.H59"/>
    </style:style>
    <style:style style:name="ce56" style:family="table-cell" style:parent-style-name="Default" style:data-style-name="N111">
      <style:map style:condition="cell-content()&gt;[.H59]" style:apply-style-name="Good" style:base-cell-address="Sheet2.H60"/>
    </style:style>
    <style:style style:name="ce57" style:family="table-cell" style:parent-style-name="Default" style:data-style-name="N111">
      <style:map style:condition="cell-content()&gt;[.H61]" style:apply-style-name="Good" style:base-cell-address="Sheet2.H62"/>
    </style:style>
    <style:style style:name="ce58" style:family="table-cell" style:parent-style-name="Default" style:data-style-name="N111">
      <style:map style:condition="cell-content()&gt;[.H63]" style:apply-style-name="Good" style:base-cell-address="Sheet2.H64"/>
    </style:style>
    <style:style style:name="ce59" style:family="table-cell" style:parent-style-name="Default" style:data-style-name="N111">
      <style:map style:condition="cell-content()&gt;[.H65]" style:apply-style-name="Good" style:base-cell-address="Sheet2.H66"/>
    </style:style>
    <style:style style:name="ce60" style:family="table-cell" style:parent-style-name="Default">
      <style:map style:condition="cell-content()&gt;[.K60]" style:apply-style-name="Good" style:base-cell-address="Sheet2.J60"/>
    </style:style>
    <style:style style:name="ce61" style:family="table-cell" style:parent-style-name="Default">
      <style:map style:condition="cell-content()&gt;[.K62]" style:apply-style-name="Good" style:base-cell-address="Sheet2.J62"/>
    </style:style>
    <style:style style:name="ce62" style:family="table-cell" style:parent-style-name="Default">
      <style:map style:condition="cell-content()&gt;[.K64]" style:apply-style-name="Good" style:base-cell-address="Sheet2.J64"/>
    </style:style>
    <style:style style:name="ce63" style:family="table-cell" style:parent-style-name="Default">
      <style:map style:condition="cell-content()&gt;[.K66]" style:apply-style-name="Good" style:base-cell-address="Sheet2.J66"/>
    </style:style>
    <style:style style:name="ce64" style:family="table-cell" style:parent-style-name="Default">
      <style:map style:condition="cell-content()&gt;[.J60]" style:apply-style-name="Error" style:base-cell-address="Sheet2.K60"/>
    </style:style>
    <style:style style:name="ce65" style:family="table-cell" style:parent-style-name="Default">
      <style:map style:condition="cell-content()&gt;[.J62]" style:apply-style-name="Error" style:base-cell-address="Sheet2.K62"/>
    </style:style>
    <style:style style:name="ce66" style:family="table-cell" style:parent-style-name="Default">
      <style:map style:condition="cell-content()&gt;[.J64]" style:apply-style-name="Error" style:base-cell-address="Sheet2.K64"/>
    </style:style>
    <style:style style:name="ce67" style:family="table-cell" style:parent-style-name="Default">
      <style:map style:condition="cell-content()&gt;[.J66]" style:apply-style-name="Error" style:base-cell-address="Sheet2.K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" table:default-cell-style-name="Default"/>
        <table:table-row table:style-name="ro1">
          <table:table-cell table:style-name="Default" table:number-columns-repeated="4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m</text:p>
          </table:table-cell>
          <table:table-cell table:style-name="ce11" office:value-type="string" calcext:value-type="string">
            <text:p>Random numbers</text:p>
          </table:table-cell>
          <table:table-cell table:style-name="ce11" table:number-columns-repeated="4"/>
          <table:table-cell table:number-columns-repeated="2"/>
        </table:table-row>
        <table:table-row table:style-name="ro1">
          <table:table-cell table:number-columns-repeated="4" table:style-name="Default" office:value-type="float" office:value="0" calcext:value-type="float">
            <text:p>0</text:p>
          </table:table-cell>
          <table:table-cell table:formula="of:=INT(RAND()*[.$A$19])+[.$B$19]" office:value-type="float" office:value="0" calcext:value-type="float">
            <text:p>0</text:p>
          </table:table-cell>
          <table:table-cell table:formula="of:=0+[.H2]" office:value-type="float" office:value="0.414820793431403" calcext:value-type="float">
            <text:p>0.414820793431403</text:p>
          </table:table-cell>
          <table:table-cell table:formula="of:=[.F2]*[.E2]" office:value-type="float" office:value="0" calcext:value-type="float">
            <text:p>0</text:p>
          </table:table-cell>
          <table:table-cell table:style-name="ce11" table:formula="of:=RAND()/2" office:value-type="float" office:value="0.414820793431403" calcext:value-type="float">
            <text:p>0.414820793431403</text:p>
          </table:table-cell>
          <table:table-cell table:number-columns-repeated="6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INT(RAND()*[.$A$19])+[.$B$19]" office:value-type="float" office:value="1" calcext:value-type="float">
            <text:p>1</text:p>
          </table:table-cell>
          <table:table-cell table:formula="of:=1+[.H3]" office:value-type="float" office:value="1.02602144267771" calcext:value-type="float">
            <text:p>1.02602144267771</text:p>
          </table:table-cell>
          <table:table-cell table:formula="of:=[.F3]*[.E3]" office:value-type="float" office:value="1.02602144267771" calcext:value-type="float">
            <text:p>1.02602144267771</text:p>
          </table:table-cell>
          <table:table-cell table:style-name="ce11" table:formula="of:=RAND()/2" office:value-type="float" office:value="0.0260214426777134" calcext:value-type="float">
            <text:p>0.026021442677714</text:p>
          </table:table-cell>
          <table:table-cell table:number-columns-repeated="6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INT(RAND()*[.$A$19])+[.$B$19]" office:value-type="float" office:value="0" calcext:value-type="float">
            <text:p>0</text:p>
          </table:table-cell>
          <table:table-cell table:formula="of:=1+[.H4]" office:value-type="float" office:value="1.21686499166786" calcext:value-type="float">
            <text:p>1.21686499166786</text:p>
          </table:table-cell>
          <table:table-cell table:formula="of:=[.F4]*[.E4]" office:value-type="float" office:value="0" calcext:value-type="float">
            <text:p>0</text:p>
          </table:table-cell>
          <table:table-cell table:style-name="ce11" table:formula="of:=RAND()/2" office:value-type="float" office:value="0.216864991667857" calcext:value-type="float">
            <text:p>0.216864991667857</text:p>
          </table:table-cell>
          <table:table-cell table:number-columns-repeated="6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INT(RAND()*[.$A$19])+[.$B$19]" office:value-type="float" office:value="0" calcext:value-type="float">
            <text:p>0</text:p>
          </table:table-cell>
          <table:table-cell table:formula="of:=2+[.H5]" office:value-type="float" office:value="2.2478076123774" calcext:value-type="float">
            <text:p>2.2478076123774</text:p>
          </table:table-cell>
          <table:table-cell table:formula="of:=[.F5]*[.E5]" office:value-type="float" office:value="0" calcext:value-type="float">
            <text:p>0</text:p>
          </table:table-cell>
          <table:table-cell table:style-name="ce11" table:formula="of:=RAND()/2" office:value-type="float" office:value="0.247807612377397" calcext:value-type="float">
            <text:p>0.247807612377397</text:p>
          </table:table-cell>
          <table:table-cell table:number-columns-repeated="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INT(RAND()*[.$A$19])+[.$B$19]" office:value-type="float" office:value="0" calcext:value-type="float">
            <text:p>0</text:p>
          </table:table-cell>
          <table:table-cell table:formula="of:=1+[.H6]" office:value-type="float" office:value="1.3607637344893" calcext:value-type="float">
            <text:p>1.3607637344893</text:p>
          </table:table-cell>
          <table:table-cell table:formula="of:=[.F6]*[.E6]" office:value-type="float" office:value="0" calcext:value-type="float">
            <text:p>0</text:p>
          </table:table-cell>
          <table:table-cell table:style-name="ce11" table:formula="of:=RAND()/2" office:value-type="float" office:value="0.360763734489305" calcext:value-type="float">
            <text:p>0.360763734489305</text:p>
          </table:table-cell>
          <table:table-cell table:number-columns-repeated="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INT(RAND()*[.$A$19])+[.$B$19]" office:value-type="float" office:value="1" calcext:value-type="float">
            <text:p>1</text:p>
          </table:table-cell>
          <table:table-cell table:formula="of:=2+[.H7]" office:value-type="float" office:value="2.48765463343864" calcext:value-type="float">
            <text:p>2.48765463343864</text:p>
          </table:table-cell>
          <table:table-cell table:formula="of:=[.F7]*[.E7]" office:value-type="float" office:value="2.48765463343864" calcext:value-type="float">
            <text:p>2.48765463343864</text:p>
          </table:table-cell>
          <table:table-cell table:style-name="ce11" table:formula="of:=RAND()/2" office:value-type="float" office:value="0.48765463343864" calcext:value-type="float">
            <text:p>0.48765463343864</text:p>
          </table:table-cell>
          <table:table-cell table:number-columns-repeated="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INT(RAND()*[.$A$19])+[.$B$19]" office:value-type="float" office:value="0" calcext:value-type="float">
            <text:p>0</text:p>
          </table:table-cell>
          <table:table-cell table:formula="of:=2+[.H8]" office:value-type="float" office:value="2.30587697785487" calcext:value-type="float">
            <text:p>2.30587697785487</text:p>
          </table:table-cell>
          <table:table-cell table:formula="of:=[.F8]*[.E8]" office:value-type="float" office:value="0" calcext:value-type="float">
            <text:p>0</text:p>
          </table:table-cell>
          <table:table-cell table:style-name="ce11" table:formula="of:=RAND()/2" office:value-type="float" office:value="0.305876977854865" calcext:value-type="float">
            <text:p>0.305876977854865</text:p>
          </table:table-cell>
          <table:table-cell table:number-columns-repeated="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formula="of:=INT(RAND()*[.$A$19])+[.$B$19]" office:value-type="float" office:value="0" calcext:value-type="float">
            <text:p>0</text:p>
          </table:table-cell>
          <table:table-cell table:formula="of:=3+[.H9]" office:value-type="float" office:value="3.02751794895959" calcext:value-type="float">
            <text:p>3.02751794895959</text:p>
          </table:table-cell>
          <table:table-cell table:formula="of:=[.F9]*[.E9]" office:value-type="float" office:value="0" calcext:value-type="float">
            <text:p>0</text:p>
          </table:table-cell>
          <table:table-cell table:style-name="ce11" table:formula="of:=RAND()/2" office:value-type="float" office:value="0.0275179489595871" calcext:value-type="float">
            <text:p>0.027517948959587</text:p>
          </table:table-cell>
          <table:table-cell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formula="of:=INT(RAND()*[.$A$19])+[.$B$19]" office:value-type="float" office:value="1" calcext:value-type="float">
            <text:p>1</text:p>
          </table:table-cell>
          <table:table-cell table:formula="of:=1+[.H10]" office:value-type="float" office:value="1.00031060718484" calcext:value-type="float">
            <text:p>1.00031060718484</text:p>
          </table:table-cell>
          <table:table-cell table:formula="of:=[.F10]*[.E10]" office:value-type="float" office:value="1.00031060718484" calcext:value-type="float">
            <text:p>1.00031060718484</text:p>
          </table:table-cell>
          <table:table-cell table:style-name="ce11" table:formula="of:=RAND()/2" office:value-type="float" office:value="0.000310607184841786" calcext:value-type="float">
            <text:p>0.000310607184842</text:p>
          </table:table-cell>
          <table:table-cell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INT(RAND()*[.$A$19])+[.$B$19]" office:value-type="float" office:value="0" calcext:value-type="float">
            <text:p>0</text:p>
          </table:table-cell>
          <table:table-cell table:formula="of:=2+[.H11]" office:value-type="float" office:value="2.39973565090992" calcext:value-type="float">
            <text:p>2.39973565090992</text:p>
          </table:table-cell>
          <table:table-cell table:formula="of:=[.F11]*[.E11]" office:value-type="float" office:value="0" calcext:value-type="float">
            <text:p>0</text:p>
          </table:table-cell>
          <table:table-cell table:style-name="ce11" table:formula="of:=RAND()/2" office:value-type="float" office:value="0.399735650909918" calcext:value-type="float">
            <text:p>0.399735650909918</text:p>
          </table:table-cell>
          <table:table-cell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INT(RAND()*[.$A$19])+[.$B$19]" office:value-type="float" office:value="0" calcext:value-type="float">
            <text:p>0</text:p>
          </table:table-cell>
          <table:table-cell table:formula="of:=2+[.H12]" office:value-type="float" office:value="2.41894770774994" calcext:value-type="float">
            <text:p>2.41894770774994</text:p>
          </table:table-cell>
          <table:table-cell table:formula="of:=[.F12]*[.E12]" office:value-type="float" office:value="0" calcext:value-type="float">
            <text:p>0</text:p>
          </table:table-cell>
          <table:table-cell table:style-name="ce11" table:formula="of:=RAND()/2" office:value-type="float" office:value="0.41894770774994" calcext:value-type="float">
            <text:p>0.41894770774994</text:p>
          </table:table-cell>
          <table:table-cell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INT(RAND()*[.$A$19])+[.$B$19]" office:value-type="float" office:value="2" calcext:value-type="float">
            <text:p>2</text:p>
          </table:table-cell>
          <table:table-cell table:formula="of:=3+[.H13]" office:value-type="float" office:value="3.13224565348379" calcext:value-type="float">
            <text:p>3.13224565348379</text:p>
          </table:table-cell>
          <table:table-cell table:formula="of:=[.F13]*[.E13]" office:value-type="float" office:value="6.26449130696758" calcext:value-type="float">
            <text:p>6.26449130696758</text:p>
          </table:table-cell>
          <table:table-cell table:style-name="ce11" table:formula="of:=RAND()/2" office:value-type="float" office:value="0.132245653483788" calcext:value-type="float">
            <text:p>0.132245653483788</text:p>
          </table:table-cell>
          <table:table-cell table:number-columns-repeated="6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INT(RAND()*[.$A$19])+[.$B$19]" office:value-type="float" office:value="0" calcext:value-type="float">
            <text:p>0</text:p>
          </table:table-cell>
          <table:table-cell table:formula="of:=2+[.H14]" office:value-type="float" office:value="2.40684962495109" calcext:value-type="float">
            <text:p>2.40684962495109</text:p>
          </table:table-cell>
          <table:table-cell table:formula="of:=[.F14]*[.E14]" office:value-type="float" office:value="0" calcext:value-type="float">
            <text:p>0</text:p>
          </table:table-cell>
          <table:table-cell table:style-name="ce11" table:formula="of:=RAND()/2" office:value-type="float" office:value="0.406849624951092" calcext:value-type="float">
            <text:p>0.406849624951092</text:p>
          </table:table-cell>
          <table:table-cell table:number-columns-repeated="6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INT(RAND()*[.$A$19])+[.$B$19]" office:value-type="float" office:value="2" calcext:value-type="float">
            <text:p>2</text:p>
          </table:table-cell>
          <table:table-cell table:formula="of:=3+[.H15]" office:value-type="float" office:value="3.1851643490929" calcext:value-type="float">
            <text:p>3.1851643490929</text:p>
          </table:table-cell>
          <table:table-cell table:formula="of:=[.F15]*[.E15]" office:value-type="float" office:value="6.37032869818581" calcext:value-type="float">
            <text:p>6.37032869818581</text:p>
          </table:table-cell>
          <table:table-cell table:style-name="ce11" table:formula="of:=RAND()/2" office:value-type="float" office:value="0.185164349092904" calcext:value-type="float">
            <text:p>0.185164349092904</text:p>
          </table:table-cell>
          <table:table-cell table:number-columns-repeated="6"/>
        </table:table-row>
        <table:table-row table:style-name="ro1"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INT(RAND()*[.$A$19])+[.$B$19]" office:value-type="float" office:value="2" calcext:value-type="float">
            <text:p>2</text:p>
          </table:table-cell>
          <table:table-cell table:formula="of:=3+[.H16]" office:value-type="float" office:value="3.48018092031965" calcext:value-type="float">
            <text:p>3.48018092031965</text:p>
          </table:table-cell>
          <table:table-cell table:formula="of:=[.F16]*[.E16]" office:value-type="float" office:value="6.96036184063929" calcext:value-type="float">
            <text:p>6.96036184063929</text:p>
          </table:table-cell>
          <table:table-cell table:style-name="ce11" table:formula="of:=RAND()/2" office:value-type="float" office:value="0.480180920319646" calcext:value-type="float">
            <text:p>0.480180920319646</text:p>
          </table:table-cell>
          <table:table-cell table:number-columns-repeated="6"/>
        </table:table-row>
        <table:table-row table:style-name="ro1">
          <table:table-cell table:number-columns-repeated="4" table:style-name="Default" office:value-type="float" office:value="1" calcext:value-type="float">
            <text:p>1</text:p>
          </table:table-cell>
          <table:table-cell table:formula="of:=INT(RAND()*[.$A$19])+[.$B$19]" office:value-type="float" office:value="2" calcext:value-type="float">
            <text:p>2</text:p>
          </table:table-cell>
          <table:table-cell table:formula="of:=0+[.H17]" office:value-type="float" office:value="0.427940833690471" calcext:value-type="float">
            <text:p>0.427940833690471</text:p>
          </table:table-cell>
          <table:table-cell table:formula="of:=[.F17]*[.E17]" office:value-type="float" office:value="0.855881667380942" calcext:value-type="float">
            <text:p>0.855881667380942</text:p>
          </table:table-cell>
          <table:table-cell table:style-name="ce11" table:formula="of:=RAND()/2" office:value-type="float" office:value="0.427940833690471" calcext:value-type="float">
            <text:p>0.427940833690471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sum(n)</text:p>
          </table:table-cell>
          <table:table-cell table:style-name="ce1" office:value-type="string" calcext:value-type="string">
            <text:p>sum(value)</text:p>
          </table:table-cell>
          <table:table-cell table:style-name="ce1" office:value-type="string" calcext:value-type="string">
            <text:p>Mean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formula="of:=SUM([.E2:.E9])" office:value-type="float" office:value="2" calcext:value-type="float">
            <text:p>2</text:p>
          </table:table-cell>
          <table:table-cell table:formula="of:=SUM([.G2:.G9])" office:value-type="float" office:value="3.51367607611635" calcext:value-type="float">
            <text:p>3.51367607611635</text:p>
          </table:table-cell>
          <table:table-cell table:style-name="ce6" table:formula="of:=[.F21]/[.E21]" office:value-type="float" office:value="1.75683803805818" calcext:value-type="float">
            <text:p>1.8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*</text:p>
          </table:table-cell>
          <table:table-cell table:style-name="ce5" table:formula="of:=SUM([.E10:.E17])" office:value-type="float" office:value="9" calcext:value-type="float">
            <text:p>9</text:p>
          </table:table-cell>
          <table:table-cell table:style-name="ce5" table:formula="of:=SUM([.G10:.G17])" office:value-type="float" office:value="21.4513741203585" calcext:value-type="float">
            <text:p>21.4513741203585</text:p>
          </table:table-cell>
          <table:table-cell table:style-name="ce9" table:formula="of:=[.F22]/[.E22]" office:value-type="float" office:value="2.38348601337316" calcext:value-type="float">
            <text:p>2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formula="of:=SUM([.E2:.E5];[.E10:.E13])" office:value-type="float" office:value="4" calcext:value-type="float">
            <text:p>4</text:p>
          </table:table-cell>
          <table:table-cell table:formula="of:=SUM([.G2:.G5];[.G10:.G13])" office:value-type="float" office:value="8.29082335683013" calcext:value-type="float">
            <text:p>8.29082335683013</text:p>
          </table:table-cell>
          <table:table-cell table:style-name="ce6" table:formula="of:=[.F23]/[.E23]" office:value-type="float" office:value="2.07270583920753" calcext:value-type="float">
            <text:p>2.1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5" table:formula="of:=SUM([.E6:.E9];[.E14:.E17])" office:value-type="float" office:value="7" calcext:value-type="float">
            <text:p>7</text:p>
          </table:table-cell>
          <table:table-cell table:style-name="ce5" table:formula="of:=SUM([.G6:.G9];[.G14:.G17])" office:value-type="float" office:value="16.6742268396447" calcext:value-type="float">
            <text:p>16.6742268396447</text:p>
          </table:table-cell>
          <table:table-cell table:style-name="ce9" table:formula="of:=[.F24]/[.E24]" office:value-type="float" office:value="2.38203240566353" calcext:value-type="float">
            <text:p>2.4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SUM([.E2:.E3];[.E6:.E7];[.E10:.E11];[.E14:.E15])" office:value-type="float" office:value="5" calcext:value-type="float">
            <text:p>5</text:p>
          </table:table-cell>
          <table:table-cell table:formula="of:=SUM([.G2:.G3];[.G6:.G7];[.G10:.G11];[.G14:.G15])" office:value-type="float" office:value="10.884315381487" calcext:value-type="float">
            <text:p>10.884315381487</text:p>
          </table:table-cell>
          <table:table-cell table:style-name="ce6" table:formula="of:=[.F25]/[.E25]" office:value-type="float" office:value="2.1768630762974" calcext:value-type="float">
            <text:p>2.2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5" table:formula="of:=SUM([.E4:.E5];[.E8:.E9];[.E12:.E13];[.E16:.E17])" office:value-type="float" office:value="6" calcext:value-type="float">
            <text:p>6</text:p>
          </table:table-cell>
          <table:table-cell table:style-name="ce5" table:formula="of:=SUM([.G4:.G5];[.G8:.G9];[.G12:.G13];[.G16:.G17])" office:value-type="float" office:value="14.0807348149878" calcext:value-type="float">
            <text:p>14.0807348149878</text:p>
          </table:table-cell>
          <table:table-cell table:style-name="ce9" table:formula="of:=[.F26]/[.E26]" office:value-type="float" office:value="2.3467891358313" calcext:value-type="float">
            <text:p>2.3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formula="of:=SUM([.E2];[.E4];[.E6];[.E8];[.E10];[.E12];[.E14];[.E16])" office:value-type="float" office:value="3" calcext:value-type="float">
            <text:p>3</text:p>
          </table:table-cell>
          <table:table-cell table:formula="of:=SUM([.G2];[.G4];[.G6];[.G8];[.G10];[.G12];[.G14];[.G16])" office:value-type="float" office:value="7.96067244782413" calcext:value-type="float">
            <text:p>7.96067244782413</text:p>
          </table:table-cell>
          <table:table-cell table:style-name="ce6" table:formula="of:=[.F27]/[.E27]" office:value-type="float" office:value="2.65355748260804" calcext:value-type="float">
            <text:p>2.7</text:p>
          </table:table-cell>
          <table:table-cell table:number-columns-repeated="7"/>
        </table:table-row>
        <table:table-row table:style-name="ro1">
          <table:table-cell table:number-columns-repeated="3"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E3];[.E5];[.E7];[.E9];[.E11];[.E13];[.E15];[.E17])" office:value-type="float" office:value="8" calcext:value-type="float">
            <text:p>8</text:p>
          </table:table-cell>
          <table:table-cell table:style-name="ce5" table:formula="of:=SUM([.G3];[.G5];[.G7];[.G9];[.G11];[.G13];[.G15];[.G17])" office:value-type="float" office:value="17.0043777486507" calcext:value-type="float">
            <text:p>17.0043777486507</text:p>
          </table:table-cell>
          <table:table-cell table:style-name="ce9" table:formula="of:=[.F28]/[.E28]" office:value-type="float" office:value="2.12554721858133" calcext:value-type="float">
            <text:p>2.1</text:p>
          </table:table-cell>
          <table:table-cell table:number-columns-repeated="7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sum(n)</text:p>
          </table:table-cell>
          <table:table-cell table:style-name="ce1" office:value-type="string" calcext:value-type="string">
            <text:p>sum(value)</text:p>
          </table:table-cell>
          <table:table-cell table:style-name="ce1" office:value-type="string" calcext:value-type="string">
            <text:p>Mean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formula="of:=SUM([.E2:.E5])" office:value-type="float" office:value="1" calcext:value-type="float">
            <text:p>1</text:p>
          </table:table-cell>
          <table:table-cell table:formula="of:=SUM([.G2:.G5])" office:value-type="float" office:value="1.02602144267771" calcext:value-type="float">
            <text:p>1.02602144267771</text:p>
          </table:table-cell>
          <table:table-cell table:style-name="ce7" table:formula="of:=[.F30]/[.E30]" office:value-type="float" office:value="1.02602144267771" calcext:value-type="float">
            <text:p>1.03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5" table:formula="of:=SUM([.E6:.E9])" office:value-type="float" office:value="1" calcext:value-type="float">
            <text:p>1</text:p>
          </table:table-cell>
          <table:table-cell table:style-name="ce5" table:formula="of:=SUM([.G6:.G9])" office:value-type="float" office:value="2.48765463343864" calcext:value-type="float">
            <text:p>2.48765463343864</text:p>
          </table:table-cell>
          <table:table-cell table:style-name="ce8" table:formula="of:=[.F31]/[.E31]" office:value-type="float" office:value="2.48765463343864" calcext:value-type="float">
            <text:p>2.4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SUM([.E6:.E7];[.E2:.E3])" office:value-type="float" office:value="2" calcext:value-type="float">
            <text:p>2</text:p>
          </table:table-cell>
          <table:table-cell table:formula="of:=SUM([.G6:.G7];[.G2:.G3])" office:value-type="float" office:value="3.51367607611635" calcext:value-type="float">
            <text:p>3.51367607611635</text:p>
          </table:table-cell>
          <table:table-cell table:style-name="ce7" table:formula="of:=[.F32]/[.E32]" office:value-type="float" office:value="1.75683803805818" calcext:value-type="float">
            <text:p>1.76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5" table:formula="of:=SUM([.E4:.E5];[.E8:.E9])" office:value-type="float" office:value="0" calcext:value-type="float">
            <text:p>0</text:p>
          </table:table-cell>
          <table:table-cell table:style-name="ce5" table:formula="of:=SUM([.G4:.G5];[.G8:.G9])" office:value-type="float" office:value="0" calcext:value-type="float">
            <text:p>0</text:p>
          </table:table-cell>
          <table:table-cell table:style-name="ce8" table:formula="of:=[.F33]/[.E33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formula="of:=SUM([.E2];[.E4];[.E6];[.E8])" office:value-type="float" office:value="0" calcext:value-type="float">
            <text:p>0</text:p>
          </table:table-cell>
          <table:table-cell table:formula="of:=SUM([.G2];[.G4];[.G6];[.G8])" office:value-type="float" office:value="0" calcext:value-type="float">
            <text:p>0</text:p>
          </table:table-cell>
          <table:table-cell table:style-name="ce7" table:formula="of:=[.F34]/[.E34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E3];[.E5];[.E7];[.E9])" office:value-type="float" office:value="2" calcext:value-type="float">
            <text:p>2</text:p>
          </table:table-cell>
          <table:table-cell table:style-name="ce5" table:formula="of:=SUM([.G3];[.G5];[.G7];[.G9])" office:value-type="float" office:value="3.51367607611635" calcext:value-type="float">
            <text:p>3.51367607611635</text:p>
          </table:table-cell>
          <table:table-cell table:style-name="ce8" table:formula="of:=[.F35]/[.E35]" office:value-type="float" office:value="1.75683803805818" calcext:value-type="float">
            <text:p>1.7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formula="of:=SUM([.E10];[.E11];[.E12];[.E13])" office:value-type="float" office:value="3" calcext:value-type="float">
            <text:p>3</text:p>
          </table:table-cell>
          <table:table-cell table:formula="of:=SUM([.G10];[.G11];[.G12];[.G13])" office:value-type="float" office:value="7.26480191415242" calcext:value-type="float">
            <text:p>7.26480191415242</text:p>
          </table:table-cell>
          <table:table-cell table:style-name="ce7" table:formula="of:=[.F36]/[.E36]" office:value-type="float" office:value="2.42160063805081" calcext:value-type="float">
            <text:p>2.42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5" table:formula="of:=SUM([.E14:.E17])" office:value-type="float" office:value="6" calcext:value-type="float">
            <text:p>6</text:p>
          </table:table-cell>
          <table:table-cell table:style-name="ce5" table:formula="of:=SUM([.G14:.G17])" office:value-type="float" office:value="14.186572206206" calcext:value-type="float">
            <text:p>14.186572206206</text:p>
          </table:table-cell>
          <table:table-cell table:style-name="ce8" table:formula="of:=[.F37]/[.E37]" office:value-type="float" office:value="2.36442870103434" calcext:value-type="float">
            <text:p>2.3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SUM([.E10];[.E11];[.E14:.E15])" office:value-type="float" office:value="3" calcext:value-type="float">
            <text:p>3</text:p>
          </table:table-cell>
          <table:table-cell table:formula="of:=SUM([.G10];[.G11];[.G14:.G15])" office:value-type="float" office:value="7.37063930537065" calcext:value-type="float">
            <text:p>7.37063930537065</text:p>
          </table:table-cell>
          <table:table-cell table:style-name="ce7" table:formula="of:=[.F38]/[.E38]" office:value-type="float" office:value="2.45687976845688" calcext:value-type="float">
            <text:p>2.46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5" table:formula="of:=SUM([.E12:.E13];[.E16:.E17])" office:value-type="float" office:value="6" calcext:value-type="float">
            <text:p>6</text:p>
          </table:table-cell>
          <table:table-cell table:style-name="ce5" table:formula="of:=SUM([.G12:.G13];[.G16:.G17])" office:value-type="float" office:value="14.0807348149878" calcext:value-type="float">
            <text:p>14.0807348149878</text:p>
          </table:table-cell>
          <table:table-cell table:style-name="ce8" table:formula="of:=[.F39]/[.E39]" office:value-type="float" office:value="2.3467891358313" calcext:value-type="float">
            <text:p>2.3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formula="of:=SUM([.E10];[.E12];[.E14];[.E16])" office:value-type="float" office:value="3" calcext:value-type="float">
            <text:p>3</text:p>
          </table:table-cell>
          <table:table-cell table:formula="of:=SUM([.G10];[.G12];[.G14];[.G16])" office:value-type="float" office:value="7.96067244782413" calcext:value-type="float">
            <text:p>7.96067244782413</text:p>
          </table:table-cell>
          <table:table-cell table:style-name="ce10" table:formula="of:=[.F40]/[.E40]" office:value-type="float" office:value="2.65355748260804" calcext:value-type="float">
            <text:p>2.65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E11];[.E13];[.E15];[.E17])" office:value-type="float" office:value="6" calcext:value-type="float">
            <text:p>6</text:p>
          </table:table-cell>
          <table:table-cell table:style-name="ce5" table:formula="of:=SUM([.G11];[.G13];[.G15];[.G17])" office:value-type="float" office:value="13.4907016725343" calcext:value-type="float">
            <text:p>13.4907016725343</text:p>
          </table:table-cell>
          <table:table-cell table:style-name="ce8" table:formula="of:=[.F41]/[.E41]" office:value-type="float" office:value="2.24845027875572" calcext:value-type="float">
            <text:p>2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SUM([.E2];[.E3];[.E10];[.E11])" office:value-type="float" office:value="2" calcext:value-type="float">
            <text:p>2</text:p>
          </table:table-cell>
          <table:table-cell table:formula="of:=SUM([.G2];[.G3];[.G10];[.G11])" office:value-type="float" office:value="2.02633204986255" calcext:value-type="float">
            <text:p>2.02633204986255</text:p>
          </table:table-cell>
          <table:table-cell table:style-name="ce10" table:formula="of:=[.F42]/[.E42]" office:value-type="float" office:value="1.01316602493128" calcext:value-type="float">
            <text:p>1.01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5" table:formula="of:=SUM([.E4];[.E5];[.E12];[.E13])" office:value-type="float" office:value="2" calcext:value-type="float">
            <text:p>2</text:p>
          </table:table-cell>
          <table:table-cell table:style-name="ce5" table:formula="of:=SUM([.G4];[.G5];[.G12];[.G13])" office:value-type="float" office:value="6.26449130696758" calcext:value-type="float">
            <text:p>6.26449130696758</text:p>
          </table:table-cell>
          <table:table-cell table:style-name="ce8" table:formula="of:=[.F43]/[.E43]" office:value-type="float" office:value="3.13224565348379" calcext:value-type="float">
            <text:p>3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SUM([.E6];[.E7];[.E14];[.E15])" office:value-type="float" office:value="3" calcext:value-type="float">
            <text:p>3</text:p>
          </table:table-cell>
          <table:table-cell table:formula="of:=SUM([.G6];[.G7];[.G14];[.G15])" office:value-type="float" office:value="8.85798333162445" calcext:value-type="float">
            <text:p>8.85798333162445</text:p>
          </table:table-cell>
          <table:table-cell table:style-name="ce10" table:formula="of:=[.F44]/[.E44]" office:value-type="float" office:value="2.95266111054148" calcext:value-type="float">
            <text:p>2.9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5" table:formula="of:=SUM([.E8];[.E9];[.E16];[.E17])" office:value-type="float" office:value="4" calcext:value-type="float">
            <text:p>4</text:p>
          </table:table-cell>
          <table:table-cell table:style-name="ce5" table:formula="of:=SUM([.G8];[.G9];[.G16];[.G17])" office:value-type="float" office:value="7.81624350802024" calcext:value-type="float">
            <text:p>7.81624350802024</text:p>
          </table:table-cell>
          <table:table-cell table:style-name="ce8" table:formula="of:=[.F45]/[.E45]" office:value-type="float" office:value="1.95406087700506" calcext:value-type="float">
            <text:p>1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formula="of:=SUM([.E2];[.E4];[.E10];[.E12])" office:value-type="float" office:value="1" calcext:value-type="float">
            <text:p>1</text:p>
          </table:table-cell>
          <table:table-cell table:formula="of:=SUM([.G2];[.G4];[.G10];[.G12])" office:value-type="float" office:value="1.00031060718484" calcext:value-type="float">
            <text:p>1.00031060718484</text:p>
          </table:table-cell>
          <table:table-cell table:style-name="ce10" table:formula="of:=[.F46]/[.E46]" office:value-type="float" office:value="1.00031060718484" calcext:value-type="float">
            <text:p>1.0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E3];[.E5];[.E11];[.E13])" office:value-type="float" office:value="3" calcext:value-type="float">
            <text:p>3</text:p>
          </table:table-cell>
          <table:table-cell table:style-name="ce5" table:formula="of:=SUM([.G3];[.G5];[.G11];[.G13])" office:value-type="float" office:value="7.29051274964529" calcext:value-type="float">
            <text:p>7.29051274964529</text:p>
          </table:table-cell>
          <table:table-cell table:style-name="ce8" table:formula="of:=[.F47]/[.E47]" office:value-type="float" office:value="2.43017091654843" calcext:value-type="float">
            <text:p>2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formula="of:=SUM([.E6];[.E8];[.E14];[.E16])" office:value-type="float" office:value="2" calcext:value-type="float">
            <text:p>2</text:p>
          </table:table-cell>
          <table:table-cell table:formula="of:=SUM([.G6];[.G8];[.G14];[.G16])" office:value-type="float" office:value="6.96036184063929" calcext:value-type="float">
            <text:p>6.96036184063929</text:p>
          </table:table-cell>
          <table:table-cell table:style-name="ce10" table:formula="of:=[.F48]/[.E48]" office:value-type="float" office:value="3.48018092031965" calcext:value-type="float">
            <text:p>3.4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E9];[.E17];[.E7];[.E15])" office:value-type="float" office:value="5" calcext:value-type="float">
            <text:p>5</text:p>
          </table:table-cell>
          <table:table-cell table:style-name="ce5" table:formula="of:=SUM([.G9];[.G17];[.G7];[.G15])" office:value-type="float" office:value="9.71386499900539" calcext:value-type="float">
            <text:p>9.71386499900539</text:p>
          </table:table-cell>
          <table:table-cell table:style-name="ce8" table:formula="of:=[.F49]/[.E49]" office:value-type="float" office:value="1.94277299980108" calcext:value-type="float">
            <text:p>1.94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];[.E6];[.E10];[.E14])" office:value-type="float" office:value="1" calcext:value-type="float">
            <text:p>1</text:p>
          </table:table-cell>
          <table:table-cell table:formula="of:=SUM([.G2];[.G6];[.G10];[.G14])" office:value-type="float" office:value="1.00031060718484" calcext:value-type="float">
            <text:p>1.00031060718484</text:p>
          </table:table-cell>
          <table:table-cell table:style-name="ce10" table:formula="of:=[.F50]/[.E50]" office:value-type="float" office:value="1.00031060718484" calcext:value-type="float">
            <text:p>1.00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string" calcext:value-type="string">
            <text:p>*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E3];[.E7];[.E11];[.E15])" office:value-type="float" office:value="4" calcext:value-type="float">
            <text:p>4</text:p>
          </table:table-cell>
          <table:table-cell table:style-name="ce5" table:formula="of:=SUM([.G3];[.G7];[.G11];[.G15])" office:value-type="float" office:value="9.88400477430216" calcext:value-type="float">
            <text:p>9.88400477430216</text:p>
          </table:table-cell>
          <table:table-cell table:style-name="ce8" table:formula="of:=[.F51]/[.E51]" office:value-type="float" office:value="2.47100119357554" calcext:value-type="float">
            <text:p>2.47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];[.E8];[.E12];[.E16])" office:value-type="float" office:value="2" calcext:value-type="float">
            <text:p>2</text:p>
          </table:table-cell>
          <table:table-cell table:formula="of:=SUM([.G4];[.G8];[.G12];[.G16])" office:value-type="float" office:value="6.96036184063929" calcext:value-type="float">
            <text:p>6.96036184063929</text:p>
          </table:table-cell>
          <table:table-cell table:style-name="ce10" table:formula="of:=[.F52]/[.E52]" office:value-type="float" office:value="3.48018092031965" calcext:value-type="float">
            <text:p>3.48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string" calcext:value-type="string">
            <text:p>*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table:formula="of:=SUM([.E5];[.E9];[.E13];[.E17])" office:value-type="float" office:value="4" calcext:value-type="float">
            <text:p>4</text:p>
          </table:table-cell>
          <table:table-cell table:style-name="ce5" table:formula="of:=SUM([.G5];[.G9];[.G13];[.G17])" office:value-type="float" office:value="7.12037297434852" calcext:value-type="float">
            <text:p>7.12037297434852</text:p>
          </table:table-cell>
          <table:table-cell table:style-name="ce8" table:formula="of:=[.F53]/[.E53]" office:value-type="float" office:value="1.78009324358713" calcext:value-type="float">
            <text:p>1.78</text:p>
          </table:table-cell>
          <table:table-cell table:number-columns-repeated="7"/>
        </table:table-row>
        <table:table-row table:style-name="ro1" table:number-rows-repeated="4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sum(n)</text:p>
          </table:table-cell>
          <table:table-cell table:style-name="ce1" office:value-type="string" calcext:value-type="string">
            <text:p>sum(value)</text:p>
          </table:table-cell>
          <table:table-cell table:style-name="ce1" office:value-type="string" calcext:value-type="string">
            <text:p>Mean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formula="of:=SUM([.E21];[.E30];[.E31];[.E32];[.E33];[.E34];[.E35])" office:value-type="float" office:value="8" calcext:value-type="float">
            <text:p>8</text:p>
          </table:table-cell>
          <table:table-cell table:style-name="ce7" table:formula="of:=SUM([.G21];[.G30];[.G31];[.G32];[.G33];[.G34];[.G35])" office:value-type="string" office:string-value="" calcext:value-type="error">
            <text:p>#DIV/0!</text:p>
          </table:table-cell>
          <table:table-cell table:style-name="ce30" table:formula="of:=[.F59]/7" office:value-type="string" office:string-value="" calcext:value-type="error">
            <text:p>#DIV/0!</text:p>
          </table:table-cell>
          <table:table-cell table:style-name="ce6" table:formula="of:=[.F21]/[.E21]" office:value-type="float" office:value="1.75683803805818" calcext:value-type="float">
            <text:p>1.8</text:p>
          </table:table-cell>
          <table:table-cell table:number-columns-repeated="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*</text:p>
          </table:table-cell>
          <table:table-cell table:style-name="ce5" table:formula="of:=SUM([.E22];[.E36:.E41])" office:value-type="float" office:value="36" calcext:value-type="float">
            <text:p>36</text:p>
          </table:table-cell>
          <table:table-cell table:style-name="ce8" table:formula="of:=SUM([.G22];[.G36:.G41])" office:value-type="float" office:value="16.8751920181103" calcext:value-type="float">
            <text:p>16.88</text:p>
          </table:table-cell>
          <table:table-cell table:style-name="ce31" table:formula="of:=[.F60]/7" office:value-type="float" office:value="2.41074171687289" calcext:value-type="float">
            <text:p>2.41</text:p>
          </table:table-cell>
          <table:table-cell table:style-name="ce6" table:formula="of:=[.F22]/[.E22]" office:value-type="float" office:value="2.38348601337316" calcext:value-type="float">
            <text:p>2.4</text:p>
          </table:table-cell>
          <table:table-cell/>
          <table:table-cell table:style-name="ce12" table:formula="of:=[.G60]-[.G59]" office:value-type="string" office:string-value="" calcext:value-type="error">
            <text:p>#DIV/0!</text:p>
          </table:table-cell>
          <table:table-cell table:style-name="ce16" table:formula="of:=[.H60]-[.H59]" office:value-type="float" office:value="0.626647975314985" calcext:value-type="float">
            <text:p>0.626647975314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formula="of:=SUM([.E23];[.E30];[.E36];[.E42];[.E43];[.E46];[.E47])" office:value-type="float" office:value="16" calcext:value-type="float">
            <text:p>16</text:p>
          </table:table-cell>
          <table:table-cell table:style-name="ce7" table:formula="of:=SUM([.G23];[.G30];[.G36];[.G42];[.G43];[.G46];[.G47])" office:value-type="float" office:value="13.0962211220844" calcext:value-type="float">
            <text:p>13.10</text:p>
          </table:table-cell>
          <table:table-cell table:style-name="ce32" table:formula="of:=[.F61]/7" office:value-type="float" office:value="1.87088873172634" calcext:value-type="float">
            <text:p>1.87</text:p>
          </table:table-cell>
          <table:table-cell table:style-name="ce6" table:formula="of:=[.F23]/[.E23]" office:value-type="float" office:value="2.07270583920753" calcext:value-type="float">
            <text:p>2.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5" table:formula="of:=SUM([.E24];[.E31];[.E37];[.E44];[.E45];[.E48];[.E49])" office:value-type="float" office:value="28" calcext:value-type="float">
            <text:p>28</text:p>
          </table:table-cell>
          <table:table-cell table:style-name="ce8" table:formula="of:=SUM([.G24];[.G31];[.G37];[.G44];[.G45];[.G48];[.G49])" office:value-type="float" office:value="17.5637916478038" calcext:value-type="float">
            <text:p>17.56</text:p>
          </table:table-cell>
          <table:table-cell table:style-name="ce33" table:formula="of:=[.F62]/7" office:value-type="float" office:value="2.5091130925434" calcext:value-type="float">
            <text:p>2.51</text:p>
          </table:table-cell>
          <table:table-cell table:style-name="ce6" table:formula="of:=[.F24]/[.E24]" office:value-type="float" office:value="2.38203240566353" calcext:value-type="float">
            <text:p>2.4</text:p>
          </table:table-cell>
          <table:table-cell/>
          <table:table-cell table:style-name="ce13" table:formula="of:=[.G62]-[.G61]" office:value-type="float" office:value="0.638224360817056" calcext:value-type="float">
            <text:p>0.638224360817056</text:p>
          </table:table-cell>
          <table:table-cell table:style-name="ce17" table:formula="of:=[.H62]-[.H61]" office:value-type="float" office:value="0.309326566455993" calcext:value-type="float">
            <text:p>0.30932656645599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SUM([.E25];[.E32];[.E38];[.E42];[.E44];[.E50];[.E51])" office:value-type="float" office:value="20" calcext:value-type="float">
            <text:p>20</text:p>
          </table:table-cell>
          <table:table-cell table:style-name="ce7" table:formula="of:=SUM([.G25];[.G32];[.G38];[.G42];[.G44];[.G50];[.G51])" office:value-type="float" office:value="13.8277198190456" calcext:value-type="float">
            <text:p>13.83</text:p>
          </table:table-cell>
          <table:table-cell table:style-name="ce34" table:formula="of:=[.F63]/7" office:value-type="float" office:value="1.97538854557794" calcext:value-type="float">
            <text:p>1.98</text:p>
          </table:table-cell>
          <table:table-cell table:style-name="ce6" table:formula="of:=[.F25]/[.E25]" office:value-type="float" office:value="2.1768630762974" calcext:value-type="float">
            <text:p>2.2</text:p>
          </table:table-cell>
          <table:table-cell table:number-columns-repeated="5"/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5" table:formula="of:=SUM([.E26];[.E33];[.E39];[.E43];[.E45];[.E52];[.E53])" office:value-type="float" office:value="24" calcext:value-type="float">
            <text:p>24</text:p>
          </table:table-cell>
          <table:table-cell table:style-name="ce8" table:formula="of:=SUM([.G26];[.G33];[.G39];[.G43];[.G45];[.G52];[.G53])" office:value-type="string" office:string-value="" calcext:value-type="error">
            <text:p>#DIV/0!</text:p>
          </table:table-cell>
          <table:table-cell table:style-name="ce35" table:formula="of:=[.F64]/7" office:value-type="string" office:string-value="" calcext:value-type="error">
            <text:p>#DIV/0!</text:p>
          </table:table-cell>
          <table:table-cell table:style-name="ce6" table:formula="of:=[.F26]/[.E26]" office:value-type="float" office:value="2.3467891358313" calcext:value-type="float">
            <text:p>2.3</text:p>
          </table:table-cell>
          <table:table-cell/>
          <table:table-cell table:style-name="ce14" table:formula="of:=[.G64]-[.G63]" office:value-type="string" office:string-value="" calcext:value-type="error">
            <text:p>#DIV/0!</text:p>
          </table:table-cell>
          <table:table-cell table:style-name="ce18" table:formula="of:=[.H64]-[.H63]" office:value-type="float" office:value="0.169926059533901" calcext:value-type="float">
            <text:p>0.169926059533901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formula="of:=SUM([.E27];[.E34];[.E40];[.E46];[.E48];[.E50];[.E52])" office:value-type="float" office:value="12" calcext:value-type="float">
            <text:p>12</text:p>
          </table:table-cell>
          <table:table-cell table:style-name="ce7" table:formula="of:=SUM([.G27];[.G34];[.G40];[.G46];[.G48];[.G50];[.G52])" office:value-type="string" office:string-value="" calcext:value-type="error">
            <text:p>#DIV/0!</text:p>
          </table:table-cell>
          <table:table-cell table:style-name="ce36" table:formula="of:=[.F65]/7" office:value-type="string" office:string-value="" calcext:value-type="error">
            <text:p>#DIV/0!</text:p>
          </table:table-cell>
          <table:table-cell table:style-name="ce6" table:formula="of:=[.F27]/[.E27]" office:value-type="float" office:value="2.65355748260804" calcext:value-type="float">
            <text:p>2.7</text:p>
          </table:table-cell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E28];[.E35];[.E41];[.E47];[.E49];[.E51];[.E53])" office:value-type="float" office:value="32" calcext:value-type="float">
            <text:p>32</text:p>
          </table:table-cell>
          <table:table-cell table:style-name="ce8" table:formula="of:=SUM([.G28];[.G35];[.G41];[.G47];[.G49];[.G51];[.G53])" office:value-type="float" office:value="14.7548738889074" calcext:value-type="float">
            <text:p>14.75</text:p>
          </table:table-cell>
          <table:table-cell table:style-name="ce37" table:formula="of:=[.F66]/7" office:value-type="float" office:value="2.10783912698677" calcext:value-type="float">
            <text:p>2.11</text:p>
          </table:table-cell>
          <table:table-cell table:style-name="ce6" table:formula="of:=[.F28]/[.E28]" office:value-type="float" office:value="2.12554721858133" calcext:value-type="float">
            <text:p>2.1</text:p>
          </table:table-cell>
          <table:table-cell/>
          <table:table-cell table:style-name="ce15" table:formula="of:=[.G66]-[.G65]" office:value-type="string" office:string-value="" calcext:value-type="error">
            <text:p>#DIV/0!</text:p>
          </table:table-cell>
          <table:table-cell table:style-name="ce19" table:formula="of:=[.H66]-[.H65]" office:value-type="float" office:value="-0.52801026402671" calcext:value-type="float">
            <text:p>-0.52801026402671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mean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style-name="ce6" table:formula="of:=[.G21]" office:value-type="float" office:value="1.75683803805818" calcext:value-type="float">
            <text:p>1.8</text:p>
          </table:table-cell>
          <table:table-cell/>
          <table:table-cell table:formula="of:=SUM([.E71:.E77])/4" office:value-type="string" office:string-value="" calcext:value-type="error">
            <text:p>#DIV/0!</text:p>
          </table:table-cell>
          <table:table-cell table:number-columns-repeated="2"/>
          <table:table-cell table:formula="of:=[.G79]-[.G7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2"/>
          <table:table-cell table:formula="of:=([.G21]/([.G21]+[.G23]))*[.G30]" office:value-type="float" office:value="0.47069665634607" calcext:value-type="float">
            <text:p>0.4706966563460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21]/([.G21]+[.G24])*[.G31]" office:value-type="float" office:value="1.05594179499051" calcext:value-type="float">
            <text:p>1.05594179499051</text:p>
          </table:table-cell>
          <table:table-cell table:number-columns-repeated="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formula="of:=[.G21]/([.G21]+[.G25])*[.G32]" office:value-type="float" office:value="0.784624912326043" calcext:value-type="float">
            <text:p>0.784624912326043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/([.G21]+[.G27])*[.G34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formula="of:=[.G21]/([.G21]+[.G26])*[.G33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1]/([.G21]+[.G28])*[.G35]" office:value-type="float" office:value="0.79499577912566" calcext:value-type="float">
            <text:p>0.79499577912566</text:p>
          </table:table-cell>
          <table:table-cell table:number-columns-repeated="9"/>
        </table:table-row>
        <table:table-row table:style-name="ro1">
          <table:table-cell table:style-name="ce3" table:number-columns-repeated="4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  <table:table-cell table:style-name="ce6" table:formula="of:=[.G22]" office:value-type="float" office:value="2.38348601337316" calcext:value-type="float">
            <text:p>2.4</text:p>
          </table:table-cell>
          <table:table-cell/>
          <table:table-cell table:formula="of:=SUM([.E79:.E85])/4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formula="of:=[.G22]/([.G22]+[.G23])*[.G36]" office:value-type="float" office:value="1.29524298811933" calcext:value-type="float">
            <text:p>1.2952429881193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I22]/([.I22]+[.I24])*[.G37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formula="of:=[.I22]/([.I22]+[.I25])*[.G38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I22]/([.I22]+[.I27])*[.G40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formula="of:=[.I22]/([.I22]+[.I26])*[.G39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2]/([.G22]+[.G28])*[.G41]" office:value-type="float" office:value="1.18853632596898" calcext:value-type="float">
            <text:p>1.18853632596898</text:p>
          </table:table-cell>
          <table:table-cell table:number-columns-repeated="9"/>
        </table:table-row>
        <calcext:conditional-formats>
          <calcext:conditional-format calcext:target-range-address="Sheet1.J60:Sheet1.J60">
            <calcext:condition calcext:apply-style-name="Good" calcext:value="&gt;[$Sheet1.$K$60]" calcext:base-cell-address="Sheet1.J60"/>
          </calcext:conditional-format>
          <calcext:conditional-format calcext:target-range-address="Sheet1.J62:Sheet1.J62">
            <calcext:condition calcext:apply-style-name="Good" calcext:value="&gt;[$Sheet1.$K$62]" calcext:base-cell-address="Sheet1.J62"/>
          </calcext:conditional-format>
          <calcext:conditional-format calcext:target-range-address="Sheet1.J64:Sheet1.J64">
            <calcext:condition calcext:apply-style-name="Good" calcext:value="&gt;[$Sheet1.$K$64]" calcext:base-cell-address="Sheet1.J64"/>
          </calcext:conditional-format>
          <calcext:conditional-format calcext:target-range-address="Sheet1.J66:Sheet1.J66">
            <calcext:condition calcext:apply-style-name="Good" calcext:value="&gt;[$Sheet1.$K$66]" calcext:base-cell-address="Sheet1.J66"/>
          </calcext:conditional-format>
          <calcext:conditional-format calcext:target-range-address="Sheet1.K62:Sheet1.K62">
            <calcext:condition calcext:apply-style-name="Error" calcext:value="&gt;[$Sheet1.$J$62]" calcext:base-cell-address="Sheet1.K62"/>
          </calcext:conditional-format>
          <calcext:conditional-format calcext:target-range-address="Sheet1.K66:Sheet1.K66">
            <calcext:condition calcext:apply-style-name="Error" calcext:value="&gt;[$Sheet1.$J$66]" calcext:base-cell-address="Sheet1.K66"/>
          </calcext:conditional-format>
          <calcext:conditional-format calcext:target-range-address="Sheet1.K60:Sheet1.K60">
            <calcext:condition calcext:apply-style-name="Error" calcext:value="&gt;[$Sheet1.$J$60]" calcext:base-cell-address="Sheet1.K60"/>
          </calcext:conditional-format>
          <calcext:conditional-format calcext:target-range-address="Sheet1.K64:Sheet1.K64">
            <calcext:condition calcext:apply-style-name="Error" calcext:value="&gt;[$Sheet1.$J$64]" calcext:base-cell-address="Sheet1.K64"/>
          </calcext:conditional-format>
          <calcext:conditional-format calcext:target-range-address="Sheet1.G60:Sheet1.G60">
            <calcext:condition calcext:apply-style-name="Good" calcext:value="&gt;[$Sheet1.$G$59]" calcext:base-cell-address="Sheet1.G60"/>
          </calcext:conditional-format>
          <calcext:conditional-format calcext:target-range-address="Sheet1.G62:Sheet1.G62">
            <calcext:condition calcext:apply-style-name="Good" calcext:value="&gt;[$Sheet1.$G$61]" calcext:base-cell-address="Sheet1.G62"/>
          </calcext:conditional-format>
          <calcext:conditional-format calcext:target-range-address="Sheet1.G64:Sheet1.G64">
            <calcext:condition calcext:apply-style-name="Good" calcext:value="&gt;[$Sheet1.$G$63]" calcext:base-cell-address="Sheet1.G64"/>
          </calcext:conditional-format>
          <calcext:conditional-format calcext:target-range-address="Sheet1.G66:Sheet1.G66">
            <calcext:condition calcext:apply-style-name="Good" calcext:value="&gt;[$Sheet1.$G$65]" calcext:base-cell-address="Sheet1.G66"/>
          </calcext:conditional-format>
          <calcext:conditional-format calcext:target-range-address="Sheet1.G59:Sheet1.G59">
            <calcext:condition calcext:apply-style-name="Error" calcext:value="&gt;[$Sheet1.$G$60]" calcext:base-cell-address="Sheet1.G59"/>
          </calcext:conditional-format>
          <calcext:conditional-format calcext:target-range-address="Sheet1.G61:Sheet1.G61">
            <calcext:condition calcext:apply-style-name="Error" calcext:value="&gt;[$Sheet1.$G$62]" calcext:base-cell-address="Sheet1.G61"/>
          </calcext:conditional-format>
          <calcext:conditional-format calcext:target-range-address="Sheet1.G63:Sheet1.G63">
            <calcext:condition calcext:apply-style-name="Error" calcext:value="&gt;[$Sheet1.$G$64]" calcext:base-cell-address="Sheet1.G63"/>
          </calcext:conditional-format>
          <calcext:conditional-format calcext:target-range-address="Sheet1.G65:Sheet1.G65">
            <calcext:condition calcext:apply-style-name="Error" calcext:value="&gt;[$Sheet1.$G$66]" calcext:base-cell-address="Sheet1.G65"/>
          </calcext:conditional-format>
        </calcext:conditional-formats>
      </table:table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" table:default-cell-style-name="Default"/>
        <table:table-row table:style-name="ro1">
          <table:table-cell table:style-name="Default" table:number-columns-repeated="4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m</text:p>
          </table:table-cell>
          <table:table-cell table:style-name="ce11" office:value-type="string" calcext:value-type="string">
            <text:p>Random numbers</text:p>
          </table:table-cell>
          <table:table-cell table:style-name="ce11"/>
          <table:table-cell table:style-name="ce11" office:value-type="string" calcext:value-type="string">
            <text:p>epsilon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4" table:style-name="Default" office:value-type="float" office:value="0" calcext:value-type="float">
            <text:p>0</text:p>
          </table:table-cell>
          <table:table-cell table:formula="of:=INT(RAND()*[.$A$19])+[.$B$19]" office:value-type="float" office:value="1" calcext:value-type="float">
            <text:p>1</text:p>
          </table:table-cell>
          <table:table-cell table:formula="of:=0+[.H2]" office:value-type="float" office:value="0.435642368149585" calcext:value-type="float">
            <text:p>0.435642368149585</text:p>
          </table:table-cell>
          <table:table-cell table:formula="of:=[.F2]*[.E2]" office:value-type="float" office:value="0.435642368149585" calcext:value-type="float">
            <text:p>0.435642368149585</text:p>
          </table:table-cell>
          <table:table-cell table:style-name="ce11" table:formula="of:=RAND()/2" office:value-type="float" office:value="0.435642368149585" calcext:value-type="float">
            <text:p>0.435642368149585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INT(RAND()*[.$A$19])+[.$B$19]" office:value-type="float" office:value="1" calcext:value-type="float">
            <text:p>1</text:p>
          </table:table-cell>
          <table:table-cell table:formula="of:=1+[.H3]" office:value-type="float" office:value="1.3670770965292" calcext:value-type="float">
            <text:p>1.3670770965292</text:p>
          </table:table-cell>
          <table:table-cell table:formula="of:=[.F3]*[.E3]" office:value-type="float" office:value="1.3670770965292" calcext:value-type="float">
            <text:p>1.3670770965292</text:p>
          </table:table-cell>
          <table:table-cell table:style-name="ce11" table:formula="of:=RAND()/2" office:value-type="float" office:value="0.367077096529201" calcext:value-type="float">
            <text:p>0.367077096529201</text:p>
          </table:table-cell>
          <table:table-cell table:number-columns-repeated="6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INT(RAND()*[.$A$19])+[.$B$19]" office:value-type="float" office:value="1" calcext:value-type="float">
            <text:p>1</text:p>
          </table:table-cell>
          <table:table-cell table:formula="of:=1+[.H4]" office:value-type="float" office:value="1.189515849289" calcext:value-type="float">
            <text:p>1.189515849289</text:p>
          </table:table-cell>
          <table:table-cell table:formula="of:=[.F4]*[.E4]" office:value-type="float" office:value="1.189515849289" calcext:value-type="float">
            <text:p>1.189515849289</text:p>
          </table:table-cell>
          <table:table-cell table:style-name="ce11" table:formula="of:=RAND()/2" office:value-type="float" office:value="0.189515849288999" calcext:value-type="float">
            <text:p>0.189515849288999</text:p>
          </table:table-cell>
          <table:table-cell table:number-columns-repeated="6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INT(RAND()*[.$A$19])+[.$B$19]" office:value-type="float" office:value="1" calcext:value-type="float">
            <text:p>1</text:p>
          </table:table-cell>
          <table:table-cell table:formula="of:=2+[.H5]" office:value-type="float" office:value="2.33260589277502" calcext:value-type="float">
            <text:p>2.33260589277502</text:p>
          </table:table-cell>
          <table:table-cell table:formula="of:=[.F5]*[.E5]" office:value-type="float" office:value="2.33260589277502" calcext:value-type="float">
            <text:p>2.33260589277502</text:p>
          </table:table-cell>
          <table:table-cell table:style-name="ce11" table:formula="of:=RAND()/2" office:value-type="float" office:value="0.332605892775024" calcext:value-type="float">
            <text:p>0.332605892775024</text:p>
          </table:table-cell>
          <table:table-cell table:number-columns-repeated="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INT(RAND()*[.$A$19])+[.$B$19]" office:value-type="float" office:value="0" calcext:value-type="float">
            <text:p>0</text:p>
          </table:table-cell>
          <table:table-cell table:formula="of:=1+[.H6]" office:value-type="float" office:value="1.28269322197971" calcext:value-type="float">
            <text:p>1.28269322197971</text:p>
          </table:table-cell>
          <table:table-cell table:formula="of:=[.F6]*[.E6]" office:value-type="float" office:value="0" calcext:value-type="float">
            <text:p>0</text:p>
          </table:table-cell>
          <table:table-cell table:style-name="ce11" table:formula="of:=RAND()/2" office:value-type="float" office:value="0.282693221979707" calcext:value-type="float">
            <text:p>0.282693221979707</text:p>
          </table:table-cell>
          <table:table-cell table:number-columns-repeated="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INT(RAND()*[.$A$19])+[.$B$19]" office:value-type="float" office:value="1" calcext:value-type="float">
            <text:p>1</text:p>
          </table:table-cell>
          <table:table-cell table:formula="of:=2+[.H7]" office:value-type="float" office:value="2.01175546242991" calcext:value-type="float">
            <text:p>2.01175546242991</text:p>
          </table:table-cell>
          <table:table-cell table:formula="of:=[.F7]*[.E7]" office:value-type="float" office:value="2.01175546242991" calcext:value-type="float">
            <text:p>2.01175546242991</text:p>
          </table:table-cell>
          <table:table-cell table:style-name="ce11" table:formula="of:=RAND()/2" office:value-type="float" office:value="0.0117554624299075" calcext:value-type="float">
            <text:p>0.011755462429908</text:p>
          </table:table-cell>
          <table:table-cell table:number-columns-repeated="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INT(RAND()*[.$A$19])+[.$B$19]" office:value-type="float" office:value="1" calcext:value-type="float">
            <text:p>1</text:p>
          </table:table-cell>
          <table:table-cell table:formula="of:=2+[.H8]" office:value-type="float" office:value="2.48317673759429" calcext:value-type="float">
            <text:p>2.48317673759429</text:p>
          </table:table-cell>
          <table:table-cell table:formula="of:=[.F8]*[.E8]" office:value-type="float" office:value="2.48317673759429" calcext:value-type="float">
            <text:p>2.48317673759429</text:p>
          </table:table-cell>
          <table:table-cell table:style-name="ce11" table:formula="of:=RAND()/2" office:value-type="float" office:value="0.48317673759429" calcext:value-type="float">
            <text:p>0.48317673759429</text:p>
          </table:table-cell>
          <table:table-cell table:number-columns-repeated="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formula="of:=INT(RAND()*[.$A$19])+[.$B$19]" office:value-type="float" office:value="0" calcext:value-type="float">
            <text:p>0</text:p>
          </table:table-cell>
          <table:table-cell table:formula="of:=3+[.H9]" office:value-type="float" office:value="3.12276090407729" calcext:value-type="float">
            <text:p>3.12276090407729</text:p>
          </table:table-cell>
          <table:table-cell table:formula="of:=[.F9]*[.E9]" office:value-type="float" office:value="0" calcext:value-type="float">
            <text:p>0</text:p>
          </table:table-cell>
          <table:table-cell table:style-name="ce11" table:formula="of:=RAND()/2" office:value-type="float" office:value="0.122760904077295" calcext:value-type="float">
            <text:p>0.12276090407729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formula="of:=INT(RAND()*[.$A$19])+[.$B$19]" office:value-type="float" office:value="0" calcext:value-type="float">
            <text:p>0</text:p>
          </table:table-cell>
          <table:table-cell table:formula="of:=1+[.H10]" office:value-type="float" office:value="1.15280865677859" calcext:value-type="float">
            <text:p>1.15280865677859</text:p>
          </table:table-cell>
          <table:table-cell table:formula="of:=[.F10]*[.E10]" office:value-type="float" office:value="0" calcext:value-type="float">
            <text:p>0</text:p>
          </table:table-cell>
          <table:table-cell table:style-name="ce11" table:formula="of:=RAND()/2" office:value-type="float" office:value="0.152808656778594" calcext:value-type="float">
            <text:p>0.152808656778594</text:p>
          </table:table-cell>
          <table:table-cell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INT(RAND()*[.$A$19])+[.$B$19]" office:value-type="float" office:value="0" calcext:value-type="float">
            <text:p>0</text:p>
          </table:table-cell>
          <table:table-cell table:formula="of:=2+[.H11]" office:value-type="float" office:value="2.34531591929986" calcext:value-type="float">
            <text:p>2.34531591929986</text:p>
          </table:table-cell>
          <table:table-cell table:formula="of:=[.F11]*[.E11]" office:value-type="float" office:value="0" calcext:value-type="float">
            <text:p>0</text:p>
          </table:table-cell>
          <table:table-cell table:style-name="ce11" table:formula="of:=RAND()/2" office:value-type="float" office:value="0.345315919299864" calcext:value-type="float">
            <text:p>0.345315919299864</text:p>
          </table:table-cell>
          <table:table-cell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INT(RAND()*[.$A$19])+[.$B$19]" office:value-type="float" office:value="1" calcext:value-type="float">
            <text:p>1</text:p>
          </table:table-cell>
          <table:table-cell table:formula="of:=2+[.H12]" office:value-type="float" office:value="2.39345924943641" calcext:value-type="float">
            <text:p>2.39345924943641</text:p>
          </table:table-cell>
          <table:table-cell table:formula="of:=[.F12]*[.E12]" office:value-type="float" office:value="2.39345924943641" calcext:value-type="float">
            <text:p>2.39345924943641</text:p>
          </table:table-cell>
          <table:table-cell table:style-name="ce11" table:formula="of:=RAND()/2" office:value-type="float" office:value="0.39345924943641" calcext:value-type="float">
            <text:p>0.39345924943641</text:p>
          </table:table-cell>
          <table:table-cell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INT(RAND()*[.$A$19])+[.$B$19]" office:value-type="float" office:value="1" calcext:value-type="float">
            <text:p>1</text:p>
          </table:table-cell>
          <table:table-cell table:formula="of:=3+[.H13]" office:value-type="float" office:value="3.41759355274418" calcext:value-type="float">
            <text:p>3.41759355274418</text:p>
          </table:table-cell>
          <table:table-cell table:formula="of:=[.F13]*[.E13]" office:value-type="float" office:value="3.41759355274418" calcext:value-type="float">
            <text:p>3.41759355274418</text:p>
          </table:table-cell>
          <table:table-cell table:style-name="ce11" table:formula="of:=RAND()/2" office:value-type="float" office:value="0.417593552744177" calcext:value-type="float">
            <text:p>0.417593552744177</text:p>
          </table:table-cell>
          <table:table-cell table:number-columns-repeated="6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INT(RAND()*[.$A$19])+[.$B$19]" office:value-type="float" office:value="1" calcext:value-type="float">
            <text:p>1</text:p>
          </table:table-cell>
          <table:table-cell table:formula="of:=2+[.H14]" office:value-type="float" office:value="2.20465287055889" calcext:value-type="float">
            <text:p>2.20465287055889</text:p>
          </table:table-cell>
          <table:table-cell table:formula="of:=[.F14]*[.E14]" office:value-type="float" office:value="2.20465287055889" calcext:value-type="float">
            <text:p>2.20465287055889</text:p>
          </table:table-cell>
          <table:table-cell table:style-name="ce11" table:formula="of:=RAND()/2" office:value-type="float" office:value="0.204652870558889" calcext:value-type="float">
            <text:p>0.204652870558889</text:p>
          </table:table-cell>
          <table:table-cell table:number-columns-repeated="6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INT(RAND()*[.$A$19])+[.$B$19]" office:value-type="float" office:value="1" calcext:value-type="float">
            <text:p>1</text:p>
          </table:table-cell>
          <table:table-cell table:formula="of:=3+[.H15]" office:value-type="float" office:value="3.26093900150997" calcext:value-type="float">
            <text:p>3.26093900150997</text:p>
          </table:table-cell>
          <table:table-cell table:formula="of:=[.F15]*[.E15]" office:value-type="float" office:value="3.26093900150997" calcext:value-type="float">
            <text:p>3.26093900150997</text:p>
          </table:table-cell>
          <table:table-cell table:style-name="ce11" table:formula="of:=RAND()/2" office:value-type="float" office:value="0.260939001509973" calcext:value-type="float">
            <text:p>0.260939001509973</text:p>
          </table:table-cell>
          <table:table-cell table:number-columns-repeated="6"/>
        </table:table-row>
        <table:table-row table:style-name="ro1"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INT(RAND()*[.$A$19])+[.$B$19]" office:value-type="float" office:value="1" calcext:value-type="float">
            <text:p>1</text:p>
          </table:table-cell>
          <table:table-cell table:formula="of:=3+[.H16]" office:value-type="float" office:value="3.14630949825455" calcext:value-type="float">
            <text:p>3.14630949825455</text:p>
          </table:table-cell>
          <table:table-cell table:formula="of:=[.F16]*[.E16]" office:value-type="float" office:value="3.14630949825455" calcext:value-type="float">
            <text:p>3.14630949825455</text:p>
          </table:table-cell>
          <table:table-cell table:style-name="ce11" table:formula="of:=RAND()/2" office:value-type="float" office:value="0.146309498254548" calcext:value-type="float">
            <text:p>0.146309498254548</text:p>
          </table:table-cell>
          <table:table-cell table:number-columns-repeated="6"/>
        </table:table-row>
        <table:table-row table:style-name="ro1">
          <table:table-cell table:number-columns-repeated="4" table:style-name="Default" office:value-type="float" office:value="1" calcext:value-type="float">
            <text:p>1</text:p>
          </table:table-cell>
          <table:table-cell table:formula="of:=INT(RAND()*[.$A$19])+[.$B$19]" office:value-type="float" office:value="0" calcext:value-type="float">
            <text:p>0</text:p>
          </table:table-cell>
          <table:table-cell table:formula="of:=0+[.H17]" office:value-type="float" office:value="0.400714928298339" calcext:value-type="float">
            <text:p>0.400714928298339</text:p>
          </table:table-cell>
          <table:table-cell table:formula="of:=[.F17]*[.E17]" office:value-type="float" office:value="0" calcext:value-type="float">
            <text:p>0</text:p>
          </table:table-cell>
          <table:table-cell table:style-name="ce11" table:formula="of:=RAND()/2" office:value-type="float" office:value="0.400714928298339" calcext:value-type="float">
            <text:p>0.400714928298339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sum(n)</text:p>
          </table:table-cell>
          <table:table-cell table:style-name="ce1" office:value-type="string" calcext:value-type="string">
            <text:p>sum(value)</text:p>
          </table:table-cell>
          <table:table-cell table:style-name="ce1" office:value-type="string" calcext:value-type="string">
            <text:p>Mean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formula="of:=SUM([.E2:.E9])" office:value-type="float" office:value="6" calcext:value-type="float">
            <text:p>6</text:p>
          </table:table-cell>
          <table:table-cell table:formula="of:=SUM([.G2:.G9])" office:value-type="float" office:value="9.81977340676701" calcext:value-type="float">
            <text:p>9.81977340676701</text:p>
          </table:table-cell>
          <table:table-cell table:style-name="ce6" table:formula="of:=[.F21]/([.E21]+[.J2])" office:value-type="float" office:value="1.62310304244083" calcext:value-type="float">
            <text:p>1.6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*</text:p>
          </table:table-cell>
          <table:table-cell table:style-name="ce5" table:formula="of:=SUM([.E10:.E17])" office:value-type="float" office:value="5" calcext:value-type="float">
            <text:p>5</text:p>
          </table:table-cell>
          <table:table-cell table:style-name="ce5" table:formula="of:=SUM([.G10:.G17])" office:value-type="float" office:value="14.422954172504" calcext:value-type="float">
            <text:p>14.422954172504</text:p>
          </table:table-cell>
          <table:table-cell table:style-name="ce9" table:formula="of:=[.F22]/([.E22]+[.J2])" office:value-type="float" office:value="2.85603052920871" calcext:value-type="float">
            <text:p>2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formula="of:=SUM([.E2:.E5];[.E10:.E13])" office:value-type="float" office:value="6" calcext:value-type="float">
            <text:p>6</text:p>
          </table:table-cell>
          <table:table-cell table:formula="of:=SUM([.G2:.G5];[.G10:.G13])" office:value-type="float" office:value="11.1358940089234" calcext:value-type="float">
            <text:p>11.1358940089234</text:p>
          </table:table-cell>
          <table:table-cell table:style-name="ce6" table:formula="of:=[.F23]/([.E23]+[.J2])" office:value-type="float" office:value="1.84064363783858" calcext:value-type="float">
            <text:p>1.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5" table:formula="of:=SUM([.E6:.E9];[.E14:.E17])" office:value-type="float" office:value="5" calcext:value-type="float">
            <text:p>5</text:p>
          </table:table-cell>
          <table:table-cell table:style-name="ce5" table:formula="of:=SUM([.G6:.G9];[.G14:.G17])" office:value-type="float" office:value="13.1068335703476" calcext:value-type="float">
            <text:p>13.1068335703476</text:p>
          </table:table-cell>
          <table:table-cell table:style-name="ce9" table:formula="of:=[.F24]/([.E24]+[.J2])" office:value-type="float" office:value="2.59541258818765" calcext:value-type="float">
            <text:p>2.6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SUM([.E2:.E3];[.E6:.E7];[.E10:.E11];[.E14:.E15])" office:value-type="float" office:value="5" calcext:value-type="float">
            <text:p>5</text:p>
          </table:table-cell>
          <table:table-cell table:formula="of:=SUM([.G2:.G3];[.G6:.G7];[.G10:.G11];[.G14:.G15])" office:value-type="float" office:value="9.28006679917755" calcext:value-type="float">
            <text:p>9.28006679917755</text:p>
          </table:table-cell>
          <table:table-cell table:style-name="ce6" table:formula="of:=[.F25]/([.E25]+[.J2])" office:value-type="float" office:value="1.83763698993615" calcext:value-type="float">
            <text:p>1.8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5" table:formula="of:=SUM([.E4:.E5];[.E8:.E9];[.E12:.E13];[.E16:.E17])" office:value-type="float" office:value="6" calcext:value-type="float">
            <text:p>6</text:p>
          </table:table-cell>
          <table:table-cell table:style-name="ce5" table:formula="of:=SUM([.G4:.G5];[.G8:.G9];[.G12:.G13];[.G16:.G17])" office:value-type="float" office:value="14.9626607800935" calcext:value-type="float">
            <text:p>14.9626607800935</text:p>
          </table:table-cell>
          <table:table-cell table:style-name="ce9" table:formula="of:=[.F26]/([.E26]+[.J2])" office:value-type="float" office:value="2.47316707108983" calcext:value-type="float">
            <text:p>2.5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formula="of:=SUM([.E2];[.E4];[.E6];[.E8];[.E10];[.E12];[.E14];[.E16])" office:value-type="float" office:value="6" calcext:value-type="float">
            <text:p>6</text:p>
          </table:table-cell>
          <table:table-cell table:formula="of:=SUM([.G2];[.G4];[.G6];[.G8];[.G10];[.G12];[.G14];[.G16])" office:value-type="float" office:value="11.8527565732827" calcext:value-type="float">
            <text:p>11.8527565732827</text:p>
          </table:table-cell>
          <table:table-cell table:style-name="ce6" table:formula="of:=[.F27]/([.E27]+[.J2])" office:value-type="float" office:value="1.95913331789797" calcext:value-type="float">
            <text:p>2.0</text:p>
          </table:table-cell>
          <table:table-cell table:number-columns-repeated="7"/>
        </table:table-row>
        <table:table-row table:style-name="ro1">
          <table:table-cell table:number-columns-repeated="3"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E3];[.E5];[.E7];[.E9];[.E11];[.E13];[.E15];[.E17])" office:value-type="float" office:value="5" calcext:value-type="float">
            <text:p>5</text:p>
          </table:table-cell>
          <table:table-cell table:style-name="ce5" table:formula="of:=SUM([.G3];[.G5];[.G7];[.G9];[.G11];[.G13];[.G15];[.G17])" office:value-type="float" office:value="12.3899710059883" calcext:value-type="float">
            <text:p>12.3899710059883</text:p>
          </table:table-cell>
          <table:table-cell table:style-name="ce9" table:formula="of:=[.F28]/([.E28]+[.J2])" office:value-type="float" office:value="2.45345960514619" calcext:value-type="float">
            <text:p>2.5</text:p>
          </table:table-cell>
          <table:table-cell table:number-columns-repeated="7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sum(n)</text:p>
          </table:table-cell>
          <table:table-cell table:style-name="ce1" office:value-type="string" calcext:value-type="string">
            <text:p>sum(value)</text:p>
          </table:table-cell>
          <table:table-cell table:style-name="ce1" office:value-type="string" calcext:value-type="string">
            <text:p>Mean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formula="of:=SUM([.E2:.E5])" office:value-type="float" office:value="4" calcext:value-type="float">
            <text:p>4</text:p>
          </table:table-cell>
          <table:table-cell table:formula="of:=SUM([.G2:.G5])" office:value-type="float" office:value="5.32484120674281" calcext:value-type="float">
            <text:p>5.32484120674281</text:p>
          </table:table-cell>
          <table:table-cell table:style-name="ce7" table:formula="of:=[.F30]/([.E30]+[.J2])" office:value-type="float" office:value="1.31477560660316" calcext:value-type="float">
            <text:p>1.31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5" table:formula="of:=SUM([.E6:.E9])" office:value-type="float" office:value="2" calcext:value-type="float">
            <text:p>2</text:p>
          </table:table-cell>
          <table:table-cell table:style-name="ce5" table:formula="of:=SUM([.G6:.G9])" office:value-type="float" office:value="4.4949322000242" calcext:value-type="float">
            <text:p>4.4949322000242</text:p>
          </table:table-cell>
          <table:table-cell table:style-name="ce8" table:formula="of:=[.F31]/([.E31]+[.J2])" office:value-type="float" office:value="2.19264985367034" calcext:value-type="float">
            <text:p>2.1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SUM([.E6:.E7];[.E2:.E3])" office:value-type="float" office:value="3" calcext:value-type="float">
            <text:p>3</text:p>
          </table:table-cell>
          <table:table-cell table:formula="of:=SUM([.G6:.G7];[.G2:.G3])" office:value-type="float" office:value="3.81447492710869" calcext:value-type="float">
            <text:p>3.81447492710869</text:p>
          </table:table-cell>
          <table:table-cell table:style-name="ce7" table:formula="of:=[.F32]/([.E32]+[.J2])" office:value-type="float" office:value="1.25064751708482" calcext:value-type="float">
            <text:p>1.25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5" table:formula="of:=SUM([.E4:.E5];[.E8:.E9])" office:value-type="float" office:value="3" calcext:value-type="float">
            <text:p>3</text:p>
          </table:table-cell>
          <table:table-cell table:style-name="ce5" table:formula="of:=SUM([.G4:.G5];[.G8:.G9])" office:value-type="float" office:value="6.00529847965831" calcext:value-type="float">
            <text:p>6.00529847965831</text:p>
          </table:table-cell>
          <table:table-cell table:style-name="ce8" table:formula="of:=[.F33]/([.E33]+[.J2])" office:value-type="float" office:value="1.96895032119945" calcext:value-type="float">
            <text:p>1.9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formula="of:=SUM([.E2];[.E4];[.E6];[.E8])" office:value-type="float" office:value="3" calcext:value-type="float">
            <text:p>3</text:p>
          </table:table-cell>
          <table:table-cell table:formula="of:=SUM([.G2];[.G4];[.G6];[.G8])" office:value-type="float" office:value="4.10833495503287" calcext:value-type="float">
            <text:p>4.10833495503287</text:p>
          </table:table-cell>
          <table:table-cell table:style-name="ce7" table:formula="of:=[.F34]/([.E34]+[.J2])" office:value-type="float" office:value="1.34699506722389" calcext:value-type="float">
            <text:p>1.35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E3];[.E5];[.E7];[.E9])" office:value-type="float" office:value="3" calcext:value-type="float">
            <text:p>3</text:p>
          </table:table-cell>
          <table:table-cell table:style-name="ce5" table:formula="of:=SUM([.G3];[.G5];[.G7];[.G9])" office:value-type="float" office:value="5.71143845173413" calcext:value-type="float">
            <text:p>5.71143845173413</text:p>
          </table:table-cell>
          <table:table-cell table:style-name="ce8" table:formula="of:=[.F35]/([.E35]+[.J2])" office:value-type="float" office:value="1.87260277106037" calcext:value-type="float">
            <text:p>1.8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formula="of:=SUM([.E10];[.E11];[.E12];[.E13])" office:value-type="float" office:value="2" calcext:value-type="float">
            <text:p>2</text:p>
          </table:table-cell>
          <table:table-cell table:formula="of:=SUM([.G10];[.G11];[.G12];[.G13])" office:value-type="float" office:value="5.81105280218059" calcext:value-type="float">
            <text:p>5.81105280218059</text:p>
          </table:table-cell>
          <table:table-cell table:style-name="ce7" table:formula="of:=[.F36]/([.E36]+[.J2])" office:value-type="float" office:value="2.83465990350273" calcext:value-type="float">
            <text:p>2.83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5" table:formula="of:=SUM([.E14:.E17])" office:value-type="float" office:value="3" calcext:value-type="float">
            <text:p>3</text:p>
          </table:table-cell>
          <table:table-cell table:style-name="ce5" table:formula="of:=SUM([.G14:.G17])" office:value-type="float" office:value="8.61190137032341" calcext:value-type="float">
            <text:p>8.61190137032341</text:p>
          </table:table-cell>
          <table:table-cell table:style-name="ce8" table:formula="of:=[.F37]/([.E37]+[.J2])" office:value-type="float" office:value="2.82357421977817" calcext:value-type="float">
            <text:p>2.8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SUM([.E10];[.E11];[.E14:.E15])" office:value-type="float" office:value="2" calcext:value-type="float">
            <text:p>2</text:p>
          </table:table-cell>
          <table:table-cell table:formula="of:=SUM([.G10];[.G11];[.G14:.G15])" office:value-type="float" office:value="5.46559187206886" calcext:value-type="float">
            <text:p>5.46559187206886</text:p>
          </table:table-cell>
          <table:table-cell table:style-name="ce7" table:formula="of:=[.F38]/([.E38]+[.J2])" office:value-type="float" office:value="2.66614237661896" calcext:value-type="float">
            <text:p>2.67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5" table:formula="of:=SUM([.E12:.E13];[.E16:.E17])" office:value-type="float" office:value="3" calcext:value-type="float">
            <text:p>3</text:p>
          </table:table-cell>
          <table:table-cell table:style-name="ce5" table:formula="of:=SUM([.G12:.G13];[.G16:.G17])" office:value-type="float" office:value="8.95736230043514" calcext:value-type="float">
            <text:p>8.95736230043514</text:p>
          </table:table-cell>
          <table:table-cell table:style-name="ce8" table:formula="of:=[.F39]/([.E39]+[.J2])" office:value-type="float" office:value="2.93684009850332" calcext:value-type="float">
            <text:p>2.9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formula="of:=SUM([.E10];[.E12];[.E14];[.E16])" office:value-type="float" office:value="3" calcext:value-type="float">
            <text:p>3</text:p>
          </table:table-cell>
          <table:table-cell table:formula="of:=SUM([.G10];[.G12];[.G14];[.G16])" office:value-type="float" office:value="7.74442161824985" calcext:value-type="float">
            <text:p>7.74442161824985</text:p>
          </table:table-cell>
          <table:table-cell table:style-name="ce10" table:formula="of:=[.F40]/([.E40]+[.J2])" office:value-type="float" office:value="2.53915462893438" calcext:value-type="float">
            <text:p>2.54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E11];[.E13];[.E15];[.E17])" office:value-type="float" office:value="2" calcext:value-type="float">
            <text:p>2</text:p>
          </table:table-cell>
          <table:table-cell table:style-name="ce5" table:formula="of:=SUM([.G11];[.G13];[.G15];[.G17])" office:value-type="float" office:value="6.67853255425415" calcext:value-type="float">
            <text:p>6.67853255425415</text:p>
          </table:table-cell>
          <table:table-cell table:style-name="ce8" table:formula="of:=[.F41]/([.E41]+[.J2])" office:value-type="float" office:value="3.25782075817276" calcext:value-type="float">
            <text:p>3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SUM([.E2];[.E3];[.E10];[.E11])" office:value-type="float" office:value="2" calcext:value-type="float">
            <text:p>2</text:p>
          </table:table-cell>
          <table:table-cell table:formula="of:=SUM([.G2];[.G3];[.G10];[.G11])" office:value-type="float" office:value="1.80271946467879" calcext:value-type="float">
            <text:p>1.80271946467879</text:p>
          </table:table-cell>
          <table:table-cell table:style-name="ce10" table:formula="of:=[.F42]/([.E42]+[.J2])" office:value-type="float" office:value="0.879375348623798" calcext:value-type="float">
            <text:p>0.8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5" table:formula="of:=SUM([.E4];[.E5];[.E12];[.E13])" office:value-type="float" office:value="4" calcext:value-type="float">
            <text:p>4</text:p>
          </table:table-cell>
          <table:table-cell table:style-name="ce5" table:formula="of:=SUM([.G4];[.G5];[.G12];[.G13])" office:value-type="float" office:value="9.33317454424461" calcext:value-type="float">
            <text:p>9.33317454424461</text:p>
          </table:table-cell>
          <table:table-cell table:style-name="ce8" table:formula="of:=[.F43]/([.E43]+[.J2])" office:value-type="float" office:value="2.30448754178879" calcext:value-type="float">
            <text:p>2.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SUM([.E6];[.E7];[.E14];[.E15])" office:value-type="float" office:value="3" calcext:value-type="float">
            <text:p>3</text:p>
          </table:table-cell>
          <table:table-cell table:formula="of:=SUM([.G6];[.G7];[.G14];[.G15])" office:value-type="float" office:value="7.47734733449877" calcext:value-type="float">
            <text:p>7.47734733449877</text:p>
          </table:table-cell>
          <table:table-cell table:style-name="ce10" table:formula="of:=[.F44]/([.E44]+[.J2])" office:value-type="float" office:value="2.4515892899996" calcext:value-type="float">
            <text:p>2.4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5" table:formula="of:=SUM([.E8];[.E9];[.E16];[.E17])" office:value-type="float" office:value="2" calcext:value-type="float">
            <text:p>2</text:p>
          </table:table-cell>
          <table:table-cell table:style-name="ce5" table:formula="of:=SUM([.G8];[.G9];[.G16];[.G17])" office:value-type="float" office:value="5.62948623584884" calcext:value-type="float">
            <text:p>5.62948623584884</text:p>
          </table:table-cell>
          <table:table-cell table:style-name="ce8" table:formula="of:=[.F45]/([.E45]+[.J2])" office:value-type="float" office:value="2.74609084675553" calcext:value-type="float">
            <text:p>2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formula="of:=SUM([.E2];[.E4];[.E10];[.E12])" office:value-type="float" office:value="3" calcext:value-type="float">
            <text:p>3</text:p>
          </table:table-cell>
          <table:table-cell table:formula="of:=SUM([.G2];[.G4];[.G10];[.G12])" office:value-type="float" office:value="4.01861746687499" calcext:value-type="float">
            <text:p>4.01861746687499</text:p>
          </table:table-cell>
          <table:table-cell table:style-name="ce10" table:formula="of:=[.F46]/([.E46]+[.J2])" office:value-type="float" office:value="1.31757949733606" calcext:value-type="float">
            <text:p>1.3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E3];[.E5];[.E11];[.E13])" office:value-type="float" office:value="3" calcext:value-type="float">
            <text:p>3</text:p>
          </table:table-cell>
          <table:table-cell table:style-name="ce5" table:formula="of:=SUM([.G3];[.G5];[.G11];[.G13])" office:value-type="float" office:value="7.1172765420484" calcext:value-type="float">
            <text:p>7.1172765420484</text:p>
          </table:table-cell>
          <table:table-cell table:style-name="ce8" table:formula="of:=[.F47]/([.E47]+[.J2])" office:value-type="float" office:value="2.33353329247489" calcext:value-type="float">
            <text:p>2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formula="of:=SUM([.E6];[.E8];[.E14];[.E16])" office:value-type="float" office:value="3" calcext:value-type="float">
            <text:p>3</text:p>
          </table:table-cell>
          <table:table-cell table:formula="of:=SUM([.G6];[.G8];[.G14];[.G16])" office:value-type="float" office:value="7.83413910640773" calcext:value-type="float">
            <text:p>7.83413910640773</text:p>
          </table:table-cell>
          <table:table-cell table:style-name="ce10" table:formula="of:=[.F48]/([.E48]+[.J2])" office:value-type="float" office:value="2.56857019882221" calcext:value-type="float">
            <text:p>2.5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E9];[.E17];[.E7];[.E15])" office:value-type="float" office:value="2" calcext:value-type="float">
            <text:p>2</text:p>
          </table:table-cell>
          <table:table-cell table:style-name="ce5" table:formula="of:=SUM([.G9];[.G17];[.G7];[.G15])" office:value-type="float" office:value="5.27269446393988" calcext:value-type="float">
            <text:p>5.27269446393988</text:p>
          </table:table-cell>
          <table:table-cell table:style-name="ce8" table:formula="of:=[.F49]/([.E49]+[.J2])" office:value-type="float" office:value="2.57204607997067" calcext:value-type="float">
            <text:p>2.57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];[.E6];[.E10];[.E14])" office:value-type="float" office:value="2" calcext:value-type="float">
            <text:p>2</text:p>
          </table:table-cell>
          <table:table-cell table:formula="of:=SUM([.G2];[.G6];[.G10];[.G14])" office:value-type="float" office:value="2.64029523870847" calcext:value-type="float">
            <text:p>2.64029523870847</text:p>
          </table:table-cell>
          <table:table-cell table:style-name="ce10" table:formula="of:=[.F50]/([.E50]+[.J2])" office:value-type="float" office:value="1.28794889693096" calcext:value-type="float">
            <text:p>1.29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string" calcext:value-type="string">
            <text:p>*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E3];[.E7];[.E11];[.E15])" office:value-type="float" office:value="3" calcext:value-type="float">
            <text:p>3</text:p>
          </table:table-cell>
          <table:table-cell table:style-name="ce5" table:formula="of:=SUM([.G3];[.G7];[.G11];[.G15])" office:value-type="float" office:value="6.63977156046908" calcext:value-type="float">
            <text:p>6.63977156046908</text:p>
          </table:table-cell>
          <table:table-cell table:style-name="ce8" table:formula="of:=[.F51]/([.E51]+[.J2])" office:value-type="float" office:value="2.17697428212101" calcext:value-type="float">
            <text:p>2.18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];[.E8];[.E12];[.E16])" office:value-type="float" office:value="4" calcext:value-type="float">
            <text:p>4</text:p>
          </table:table-cell>
          <table:table-cell table:formula="of:=SUM([.G4];[.G8];[.G12];[.G16])" office:value-type="float" office:value="9.21246133457425" calcext:value-type="float">
            <text:p>9.21246133457425</text:p>
          </table:table-cell>
          <table:table-cell table:style-name="ce10" table:formula="of:=[.F52]/([.E52]+[.J2])" office:value-type="float" office:value="2.27468181100599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string" calcext:value-type="string">
            <text:p>*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table:formula="of:=SUM([.E5];[.E9];[.E13];[.E17])" office:value-type="float" office:value="2" calcext:value-type="float">
            <text:p>2</text:p>
          </table:table-cell>
          <table:table-cell table:style-name="ce5" table:formula="of:=SUM([.G5];[.G9];[.G13];[.G17])" office:value-type="float" office:value="5.7501994455192" calcext:value-type="float">
            <text:p>5.7501994455192</text:p>
          </table:table-cell>
          <table:table-cell table:style-name="ce8" table:formula="of:=[.F53]/([.E53]+[.J2])" office:value-type="float" office:value="2.80497533927766" calcext:value-type="float">
            <text:p>2.80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5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sum(n)</text:p>
          </table:table-cell>
          <table:table-cell table:style-name="ce1" office:value-type="string" calcext:value-type="string">
            <text:p>sum(value)</text:p>
          </table:table-cell>
          <table:table-cell table:style-name="ce1" office:value-type="string" calcext:value-type="string">
            <text:p>Mean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formula="of:=SUM([.E21];[.E30];[.E31];[.E32];[.E33];[.E34];[.E35])" office:value-type="float" office:value="24" calcext:value-type="float">
            <text:p>24</text:p>
          </table:table-cell>
          <table:table-cell table:style-name="ce7" table:formula="of:=SUM([.G21];[.G30];[.G31];[.G32];[.G33];[.G34];[.G35])" office:value-type="float" office:value="11.5697241792829" calcext:value-type="float">
            <text:p>11.57</text:p>
          </table:table-cell>
          <table:table-cell table:style-name="ce47" table:formula="of:=[.F59]/7" office:value-type="float" office:value="1.65281773989755" calcext:value-type="float">
            <text:p>1.65</text:p>
          </table:table-cell>
          <table:table-cell table:style-name="ce55" table:formula="of:=[.G21]" office:value-type="float" office:value="1.62310304244083" calcext:value-type="float">
            <text:p>1.6</text:p>
          </table:table-cell>
          <table:table-cell table:number-columns-repeated="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*</text:p>
          </table:table-cell>
          <table:table-cell table:style-name="ce5" table:formula="of:=SUM([.E22];[.E36:.E41])" office:value-type="float" office:value="20" calcext:value-type="float">
            <text:p>20</text:p>
          </table:table-cell>
          <table:table-cell table:style-name="ce8" table:formula="of:=SUM([.G22];[.G36:.G41])" office:value-type="float" office:value="19.914222514719" calcext:value-type="float">
            <text:p>19.91</text:p>
          </table:table-cell>
          <table:table-cell table:style-name="ce48" table:formula="of:=[.F60]/7" office:value-type="float" office:value="2.84488893067415" calcext:value-type="float">
            <text:p>2.84</text:p>
          </table:table-cell>
          <table:table-cell table:style-name="ce56" table:formula="of:=[.G22]" office:value-type="float" office:value="2.85603052920871" calcext:value-type="float">
            <text:p>2.9</text:p>
          </table:table-cell>
          <table:table-cell/>
          <table:table-cell table:style-name="ce60" table:formula="of:=[.G60]-[.G59]" office:value-type="float" office:value="1.19207119077659" calcext:value-type="float">
            <text:p>1.19207119077659</text:p>
          </table:table-cell>
          <table:table-cell table:style-name="ce64" table:formula="of:=[.H60]-[.H59]" office:value-type="float" office:value="1.23292748676788" calcext:value-type="float">
            <text:p>1.23292748676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formula="of:=SUM([.E23];[.E30];[.E36];[.E42];[.E43];[.E46];[.E47])" office:value-type="float" office:value="24" calcext:value-type="float">
            <text:p>24</text:p>
          </table:table-cell>
          <table:table-cell table:style-name="ce7" table:formula="of:=SUM([.G23];[.G30];[.G36];[.G42];[.G43];[.G46];[.G47])" office:value-type="float" office:value="12.825054828168" calcext:value-type="float">
            <text:p>12.83</text:p>
          </table:table-cell>
          <table:table-cell table:style-name="ce49" table:formula="of:=[.F61]/7" office:value-type="float" office:value="1.83215068973829" calcext:value-type="float">
            <text:p>1.83</text:p>
          </table:table-cell>
          <table:table-cell table:style-name="ce6" table:formula="of:=[.G23]" office:value-type="float" office:value="1.84064363783858" calcext:value-type="float">
            <text:p>1.8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5" table:formula="of:=SUM([.E24];[.E31];[.E37];[.E44];[.E45];[.E48];[.E49])" office:value-type="float" office:value="20" calcext:value-type="float">
            <text:p>20</text:p>
          </table:table-cell>
          <table:table-cell table:style-name="ce8" table:formula="of:=SUM([.G24];[.G31];[.G37];[.G44];[.G45];[.G48];[.G49])" office:value-type="float" office:value="17.9499330771842" calcext:value-type="float">
            <text:p>17.95</text:p>
          </table:table-cell>
          <table:table-cell table:style-name="ce50" table:formula="of:=[.F62]/7" office:value-type="float" office:value="2.56427615388345" calcext:value-type="float">
            <text:p>2.56</text:p>
          </table:table-cell>
          <table:table-cell table:style-name="ce57" table:formula="of:=[.G24]" office:value-type="float" office:value="2.59541258818765" calcext:value-type="float">
            <text:p>2.6</text:p>
          </table:table-cell>
          <table:table-cell/>
          <table:table-cell table:style-name="ce61" table:formula="of:=[.G62]-[.G61]" office:value-type="float" office:value="0.732125464145165" calcext:value-type="float">
            <text:p>0.732125464145165</text:p>
          </table:table-cell>
          <table:table-cell table:style-name="ce65" table:formula="of:=[.H62]-[.H61]" office:value-type="float" office:value="0.754768950349068" calcext:value-type="float">
            <text:p>0.75476895034906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SUM([.E25];[.E32];[.E38];[.E42];[.E44];[.E50];[.E51])" office:value-type="float" office:value="20" calcext:value-type="float">
            <text:p>20</text:p>
          </table:table-cell>
          <table:table-cell table:style-name="ce7" table:formula="of:=SUM([.G25];[.G32];[.G38];[.G42];[.G44];[.G50];[.G51])" office:value-type="float" office:value="12.5503147013153" calcext:value-type="float">
            <text:p>12.55</text:p>
          </table:table-cell>
          <table:table-cell table:style-name="ce51" table:formula="of:=[.F63]/7" office:value-type="float" office:value="1.7929021001879" calcext:value-type="float">
            <text:p>1.79</text:p>
          </table:table-cell>
          <table:table-cell table:style-name="ce6" table:formula="of:=[.G25]" office:value-type="float" office:value="1.83763698993615" calcext:value-type="float">
            <text:p>1.8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5" table:formula="of:=SUM([.E26];[.E33];[.E39];[.E43];[.E45];[.E52];[.E53])" office:value-type="float" office:value="24" calcext:value-type="float">
            <text:p>24</text:p>
          </table:table-cell>
          <table:table-cell table:style-name="ce8" table:formula="of:=SUM([.G26];[.G33];[.G39];[.G43];[.G45];[.G52];[.G53])" office:value-type="float" office:value="17.5091930296206" calcext:value-type="float">
            <text:p>17.51</text:p>
          </table:table-cell>
          <table:table-cell table:style-name="ce52" table:formula="of:=[.F64]/7" office:value-type="float" office:value="2.5013132899458" calcext:value-type="float">
            <text:p>2.50</text:p>
          </table:table-cell>
          <table:table-cell table:style-name="ce58" table:formula="of:=[.G26]" office:value-type="float" office:value="2.47316707108983" calcext:value-type="float">
            <text:p>2.5</text:p>
          </table:table-cell>
          <table:table-cell/>
          <table:table-cell table:style-name="ce62" table:formula="of:=[.G64]-[.G63]" office:value-type="float" office:value="0.708411189757897" calcext:value-type="float">
            <text:p>0.708411189757897</text:p>
          </table:table-cell>
          <table:table-cell table:style-name="ce66" table:formula="of:=[.H64]-[.H63]" office:value-type="float" office:value="0.635530081153677" calcext:value-type="float">
            <text:p>0.635530081153677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formula="of:=SUM([.E27];[.E34];[.E40];[.E46];[.E48];[.E50];[.E52])" office:value-type="float" office:value="24" calcext:value-type="float">
            <text:p>24</text:p>
          </table:table-cell>
          <table:table-cell table:style-name="ce7" table:formula="of:=SUM([.G27];[.G34];[.G40];[.G46];[.G48];[.G50];[.G52])" office:value-type="float" office:value="13.2940634181515" calcext:value-type="float">
            <text:p>13.29</text:p>
          </table:table-cell>
          <table:table-cell table:style-name="ce53" table:formula="of:=[.F65]/7" office:value-type="float" office:value="1.89915191687878" calcext:value-type="float">
            <text:p>1.90</text:p>
          </table:table-cell>
          <table:table-cell table:style-name="ce6" table:formula="of:=[.G27]" office:value-type="float" office:value="1.95913331789797" calcext:value-type="float">
            <text:p>2.0</text:p>
          </table:table-cell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*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E28];[.E35];[.E41];[.E47];[.E49];[.E51];[.E53])" office:value-type="float" office:value="20" calcext:value-type="float">
            <text:p>20</text:p>
          </table:table-cell>
          <table:table-cell table:style-name="ce8" table:formula="of:=SUM([.G28];[.G35];[.G41];[.G47];[.G49];[.G51];[.G53])" office:value-type="float" office:value="17.4714121282236" calcext:value-type="float">
            <text:p>17.47</text:p>
          </table:table-cell>
          <table:table-cell table:style-name="ce54" table:formula="of:=[.F66]/7" office:value-type="float" office:value="2.49591601831765" calcext:value-type="float">
            <text:p>2.50</text:p>
          </table:table-cell>
          <table:table-cell table:style-name="ce59" table:formula="of:=[.G28]" office:value-type="float" office:value="2.45345960514619" calcext:value-type="float">
            <text:p>2.5</text:p>
          </table:table-cell>
          <table:table-cell/>
          <table:table-cell table:style-name="ce63" table:formula="of:=[.G66]-[.G65]" office:value-type="float" office:value="0.59676410143887" calcext:value-type="float">
            <text:p>0.59676410143887</text:p>
          </table:table-cell>
          <table:table-cell table:style-name="ce67" table:formula="of:=[.H66]-[.H65]" office:value-type="float" office:value="0.494326287248224" calcext:value-type="float">
            <text:p>0.494326287248224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mean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style-name="ce6" table:formula="of:=[.G21]" office:value-type="float" office:value="1.62310304244083" calcext:value-type="float">
            <text:p>1.6</text:p>
          </table:table-cell>
          <table:table-cell/>
          <table:table-cell table:formula="of:=SUM([.E71:.E77])/4" office:value-type="float" office:value="1.45137045938215" calcext:value-type="float">
            <text:p>1.45137045938215</text:p>
          </table:table-cell>
          <table:table-cell table:number-columns-repeated="2"/>
          <table:table-cell table:formula="of:=[.G79]-[.G71]" office:value-type="float" office:value="3.38933293608389" calcext:value-type="float">
            <text:p>3.38933293608389</text:p>
          </table:table-cell>
          <table:table-cell table:number-columns-repeated="4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2"/>
          <table:table-cell table:formula="of:=([.G21]/([.G21]+[.G23]))*[.G30]" office:value-type="float" office:value="0.616100565134988" calcext:value-type="float">
            <text:p>0.616100565134988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21]/([.G21]+[.G24])*[.G31]" office:value-type="float" office:value="0.843637184288343" calcext:value-type="float">
            <text:p>0.843637184288343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formula="of:=[.G21]/([.G21]+[.G25])*[.G32]" office:value-type="float" office:value="0.586559455784142" calcext:value-type="float">
            <text:p>0.586559455784142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/([.G21]+[.G27])*[.G34]" office:value-type="float" office:value="0.610320361875036" calcext:value-type="float">
            <text:p>0.610320361875036</text:p>
          </table:table-cell>
          <table:table-cell table:number-columns-repeated="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formula="of:=[.G21]/([.G21]+[.G26])*[.G33]" office:value-type="float" office:value="0.780175420121194" calcext:value-type="float">
            <text:p>0.780175420121194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1]/([.G21]+[.G28])*[.G35]" office:value-type="float" office:value="0.745585807884075" calcext:value-type="float">
            <text:p>0.745585807884075</text:p>
          </table:table-cell>
          <table:table-cell table:number-columns-repeated="9"/>
        </table:table-row>
        <table:table-row table:style-name="ro1">
          <table:table-cell table:style-name="ce3" table:number-columns-repeated="4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  <table:table-cell table:style-name="ce6" table:formula="of:=[.G22]" office:value-type="float" office:value="2.85603052920871" calcext:value-type="float">
            <text:p>2.9</text:p>
          </table:table-cell>
          <table:table-cell/>
          <table:table-cell table:formula="of:=SUM([.E79:.E85])/4" office:value-type="float" office:value="4.84070339546604" calcext:value-type="float">
            <text:p>4.84070339546604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formula="of:=[.G22]/([.G22]+[.G23])*[.G36]" office:value-type="float" office:value="1.72374640785808" calcext:value-type="float">
            <text:p>1.7237464078580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G22]/[.G22]+[.G24]*[.G37]" office:value-type="float" office:value="8.32834007369436" calcext:value-type="float">
            <text:p>8.32834007369436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formula="of:=[.G22]/([.G22]+[.G25])*[.G38]" office:value-type="float" office:value="1.62231005749383" calcext:value-type="float">
            <text:p>1.6223100574938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/([.G22]+[.G27])*[.G40]" office:value-type="float" office:value="1.50605532207916" calcext:value-type="float">
            <text:p>1.50605532207916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formula="of:=[.G22]/([.G22]+[.G26])*[.G39]" office:value-type="float" office:value="1.57391517632222" calcext:value-type="float">
            <text:p>1.5739151763222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2]/([.G22]+[.G28])*[.G41]" office:value-type="float" office:value="1.75241601520778" calcext:value-type="float">
            <text:p>1.75241601520778</text:p>
          </table:table-cell>
          <table:table-cell table:number-columns-repeated="9"/>
        </table:table-row>
        <calcext:conditional-formats>
          <calcext:conditional-format calcext:target-range-address="Sheet2.G59:Sheet2.G59">
            <calcext:condition calcext:apply-style-name="Error" calcext:value="&gt;[.G60]" calcext:base-cell-address="Sheet2.G59"/>
          </calcext:conditional-format>
          <calcext:conditional-format calcext:target-range-address="Sheet2.G60:Sheet2.G60">
            <calcext:condition calcext:apply-style-name="Good" calcext:value="&gt;[.G59]" calcext:base-cell-address="Sheet2.G60"/>
          </calcext:conditional-format>
          <calcext:conditional-format calcext:target-range-address="Sheet2.G61:Sheet2.G61">
            <calcext:condition calcext:apply-style-name="Error" calcext:value="&gt;[.G62]" calcext:base-cell-address="Sheet2.G61"/>
          </calcext:conditional-format>
          <calcext:conditional-format calcext:target-range-address="Sheet2.G62:Sheet2.G62">
            <calcext:condition calcext:apply-style-name="Good" calcext:value="&gt;[.G61]" calcext:base-cell-address="Sheet2.G62"/>
          </calcext:conditional-format>
          <calcext:conditional-format calcext:target-range-address="Sheet2.G63:Sheet2.G63">
            <calcext:condition calcext:apply-style-name="Error" calcext:value="&gt;[.G64]" calcext:base-cell-address="Sheet2.G63"/>
          </calcext:conditional-format>
          <calcext:conditional-format calcext:target-range-address="Sheet2.G64:Sheet2.G64">
            <calcext:condition calcext:apply-style-name="Good" calcext:value="&gt;[.G63]" calcext:base-cell-address="Sheet2.G64"/>
          </calcext:conditional-format>
          <calcext:conditional-format calcext:target-range-address="Sheet2.G65:Sheet2.G65">
            <calcext:condition calcext:apply-style-name="Error" calcext:value="&gt;[.G66]" calcext:base-cell-address="Sheet2.G65"/>
          </calcext:conditional-format>
          <calcext:conditional-format calcext:target-range-address="Sheet2.G66:Sheet2.G66">
            <calcext:condition calcext:apply-style-name="Good" calcext:value="&gt;[.G65]" calcext:base-cell-address="Sheet2.G66"/>
          </calcext:conditional-format>
          <calcext:conditional-format calcext:target-range-address="Sheet2.K60:Sheet2.K60">
            <calcext:condition calcext:apply-style-name="Error" calcext:value="&gt;[.J60]" calcext:base-cell-address="Sheet2.K60"/>
          </calcext:conditional-format>
          <calcext:conditional-format calcext:target-range-address="Sheet2.J60:Sheet2.J60">
            <calcext:condition calcext:apply-style-name="Good" calcext:value="&gt;[.K60]" calcext:base-cell-address="Sheet2.J60"/>
          </calcext:conditional-format>
          <calcext:conditional-format calcext:target-range-address="Sheet2.K62:Sheet2.K62">
            <calcext:condition calcext:apply-style-name="Error" calcext:value="&gt;[.J62]" calcext:base-cell-address="Sheet2.K62"/>
          </calcext:conditional-format>
          <calcext:conditional-format calcext:target-range-address="Sheet2.J62:Sheet2.J62">
            <calcext:condition calcext:apply-style-name="Good" calcext:value="&gt;[.K62]" calcext:base-cell-address="Sheet2.J62"/>
          </calcext:conditional-format>
          <calcext:conditional-format calcext:target-range-address="Sheet2.K64:Sheet2.K64">
            <calcext:condition calcext:apply-style-name="Error" calcext:value="&gt;[.J64]" calcext:base-cell-address="Sheet2.K64"/>
          </calcext:conditional-format>
          <calcext:conditional-format calcext:target-range-address="Sheet2.J64:Sheet2.J64">
            <calcext:condition calcext:apply-style-name="Good" calcext:value="&gt;[.K64]" calcext:base-cell-address="Sheet2.J64"/>
          </calcext:conditional-format>
          <calcext:conditional-format calcext:target-range-address="Sheet2.J66:Sheet2.J66">
            <calcext:condition calcext:apply-style-name="Good" calcext:value="&gt;[.K66]" calcext:base-cell-address="Sheet2.J66"/>
          </calcext:conditional-format>
          <calcext:conditional-format calcext:target-range-address="Sheet2.K66:Sheet2.K66">
            <calcext:condition calcext:apply-style-name="Error" calcext:value="&gt;[.J66]" calcext:base-cell-address="Sheet2.K66"/>
          </calcext:conditional-format>
          <calcext:conditional-format calcext:target-range-address="Sheet2.H59:Sheet2.H59">
            <calcext:condition calcext:apply-style-name="Bad" calcext:value="&gt;[.H60]" calcext:base-cell-address="Sheet2.H59"/>
          </calcext:conditional-format>
          <calcext:conditional-format calcext:target-range-address="Sheet2.H60:Sheet2.H60">
            <calcext:condition calcext:apply-style-name="Good" calcext:value="&gt;[.H59]" calcext:base-cell-address="Sheet2.H60"/>
          </calcext:conditional-format>
          <calcext:conditional-format calcext:target-range-address="Sheet2.H62:Sheet2.H62">
            <calcext:condition calcext:apply-style-name="Good" calcext:value="&gt;[.H61]" calcext:base-cell-address="Sheet2.H62"/>
          </calcext:conditional-format>
          <calcext:conditional-format calcext:target-range-address="Sheet2.H64:Sheet2.H64">
            <calcext:condition calcext:apply-style-name="Good" calcext:value="&gt;[.H63]" calcext:base-cell-address="Sheet2.H64"/>
          </calcext:conditional-format>
          <calcext:conditional-format calcext:target-range-address="Sheet2.H66:Sheet2.H66">
            <calcext:condition calcext:apply-style-name="Good" calcext:value="&gt;[.H65]" calcext:base-cell-address="Sheet2.H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 style:data-style-name="N2" text:time-value="20:15:03.889574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7:46:10.632676471</meta:creation-date>
    <dc:date>2019-09-01T20:25:33.773834368</dc:date>
    <meta:editing-duration>PT1H1M50S</meta:editing-duration>
    <meta:editing-cycles>7</meta:editing-cycles>
    <meta:generator>LibreOffice/6.0.7.3$Linux_X86_64 LibreOffice_project/00m0$Build-3</meta:generator>
    <meta:document-statistic meta:table-count="2" meta:cell-count="985" meta:object-count="0"/>
  </office:meta>
</office:document-meta>
</file>